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d5ae7" officeooo:paragraph-rsid="00fdf960"/>
    </style:style>
    <style:style style:name="P104" style:family="paragraph" style:parent-style-name="Table_20_Contents">
      <style:text-properties officeooo:rsid="01a440d8" officeooo:paragraph-rsid="00fdf960"/>
    </style:style>
    <style:style style:name="P105" style:family="paragraph" style:parent-style-name="Table_20_Contents">
      <style:text-properties officeooo:paragraph-rsid="00fdf960"/>
    </style:style>
    <style:style style:name="P106" style:family="paragraph" style:parent-style-name="Table_20_Contents">
      <style:text-properties fo:font-style="normal" officeooo:rsid="00cc1693" officeooo:paragraph-rsid="00cc1693" style:font-style-asian="normal" style:font-style-complex="normal"/>
    </style:style>
    <style:style style:name="P107" style:family="paragraph" style:parent-style-name="Table_20_Contents">
      <style:text-properties fo:font-style="normal" officeooo:rsid="0070c5ef" officeooo:paragraph-rsid="005cbe0f" style:font-style-asian="normal" style:font-style-complex="normal"/>
    </style:style>
    <style:style style:name="P108" style:family="paragraph" style:parent-style-name="Table_20_Contents">
      <style:text-properties fo:font-style="normal" officeooo:rsid="00ff6fb2" officeooo:paragraph-rsid="00ff6fb2" style:font-style-asian="normal" style:font-style-complex="normal"/>
    </style:style>
    <style:style style:name="P109" style:family="paragraph" style:parent-style-name="Table_20_Contents">
      <style:text-properties officeooo:rsid="010b9b88" officeooo:paragraph-rsid="010b9b88"/>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107ef2" officeooo:paragraph-rsid="01107ef2"/>
    </style:style>
    <style:style style:name="P112" style:family="paragraph" style:parent-style-name="Table_20_Contents">
      <style:text-properties officeooo:rsid="01130703" officeooo:paragraph-rsid="01130703"/>
    </style:style>
    <style:style style:name="P113" style:family="paragraph" style:parent-style-name="Table_20_Contents">
      <style:text-properties officeooo:rsid="011a7508" officeooo:paragraph-rsid="011a7508"/>
    </style:style>
    <style:style style:name="P114" style:family="paragraph" style:parent-style-name="Table_20_Contents">
      <style:text-properties officeooo:rsid="011b5c36" officeooo:paragraph-rsid="011b5c36"/>
    </style:style>
    <style:style style:name="P115" style:family="paragraph" style:parent-style-name="Table_20_Contents">
      <style:text-properties officeooo:rsid="011ca0a1" officeooo:paragraph-rsid="011ca0a1"/>
    </style:style>
    <style:style style:name="P116" style:family="paragraph" style:parent-style-name="Table_20_Contents">
      <style:text-properties officeooo:rsid="011ed018" officeooo:paragraph-rsid="011ed018"/>
    </style:style>
    <style:style style:name="P117" style:family="paragraph" style:parent-style-name="Table_20_Contents">
      <style:text-properties officeooo:rsid="0133d868" officeooo:paragraph-rsid="0133d868"/>
    </style:style>
    <style:style style:name="P118" style:family="paragraph" style:parent-style-name="Table_20_Contents">
      <style:text-properties officeooo:rsid="013fdbca" officeooo:paragraph-rsid="013fdbca"/>
    </style:style>
    <style:style style:name="P119" style:family="paragraph" style:parent-style-name="Table_20_Contents">
      <style:text-properties officeooo:rsid="01519665" officeooo:paragraph-rsid="01519665"/>
    </style:style>
    <style:style style:name="P120" style:family="paragraph" style:parent-style-name="Text_20_body">
      <style:text-properties officeooo:rsid="0018ee95" officeooo:paragraph-rsid="0018ee95"/>
    </style:style>
    <style:style style:name="P121" style:family="paragraph" style:parent-style-name="Text_20_body">
      <style:text-properties officeooo:rsid="0018ee95" officeooo:paragraph-rsid="004093ba"/>
    </style:style>
    <style:style style:name="P122" style:family="paragraph" style:parent-style-name="Text_20_body">
      <style:text-properties fo:font-weight="bold" officeooo:rsid="00660679" officeooo:paragraph-rsid="004ea95b" style:font-weight-asian="bold" style:font-weight-complex="bold"/>
    </style:style>
    <style:style style:name="P123" style:family="paragraph" style:parent-style-name="Text_20_body">
      <style:text-properties fo:font-weight="bold" officeooo:rsid="00660679" officeooo:paragraph-rsid="005cbe0f" style:font-weight-asian="bold" style:font-weight-complex="bold"/>
    </style:style>
    <style:style style:name="P124" style:family="paragraph" style:parent-style-name="Text_20_body">
      <style:text-properties fo:font-weight="bold" officeooo:rsid="00660679" officeooo:paragraph-rsid="00641b40" style:font-weight-asian="bold" style:font-weight-complex="bold"/>
    </style:style>
    <style:style style:name="P125" style:family="paragraph" style:parent-style-name="Text_20_body">
      <style:text-properties officeooo:rsid="00186852" officeooo:paragraph-rsid="001a7002"/>
    </style:style>
    <style:style style:name="P126" style:family="paragraph" style:parent-style-name="Text_20_body">
      <style:text-properties officeooo:rsid="0036bffa" officeooo:paragraph-rsid="00426f2d"/>
    </style:style>
    <style:style style:name="P127" style:family="paragraph" style:parent-style-name="Text_20_body">
      <style:text-properties officeooo:rsid="0038583e" officeooo:paragraph-rsid="00426f2d"/>
    </style:style>
    <style:style style:name="P128" style:family="paragraph" style:parent-style-name="Text_20_body">
      <style:text-properties officeooo:rsid="005e3ddb" officeooo:paragraph-rsid="00426f2d"/>
    </style:style>
    <style:style style:name="P129" style:family="paragraph" style:parent-style-name="Text_20_body">
      <style:text-properties officeooo:rsid="005e3ddb" officeooo:paragraph-rsid="004ea95b"/>
    </style:style>
    <style:style style:name="P130" style:family="paragraph" style:parent-style-name="Text_20_body">
      <style:text-properties officeooo:rsid="005e3ddb" officeooo:paragraph-rsid="00641b40"/>
    </style:style>
    <style:style style:name="P131"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32" style:family="paragraph" style:parent-style-name="Text_20_body">
      <style:text-properties officeooo:rsid="00660679" officeooo:paragraph-rsid="00660679"/>
    </style:style>
    <style:style style:name="P133" style:family="paragraph" style:parent-style-name="Text_20_body">
      <style:text-properties officeooo:rsid="00660679" officeooo:paragraph-rsid="004ea95b"/>
    </style:style>
    <style:style style:name="P134" style:family="paragraph" style:parent-style-name="Text_20_body">
      <style:text-properties officeooo:rsid="00660679" officeooo:paragraph-rsid="00641b40"/>
    </style:style>
    <style:style style:name="P135" style:family="paragraph" style:parent-style-name="Text_20_body">
      <style:text-properties officeooo:rsid="00660679" officeooo:paragraph-rsid="008344e3"/>
    </style:style>
    <style:style style:name="P136" style:family="paragraph" style:parent-style-name="Text_20_body">
      <style:text-properties officeooo:rsid="00c196c8" officeooo:paragraph-rsid="00487397"/>
    </style:style>
    <style:style style:name="P137" style:family="paragraph" style:parent-style-name="Text_20_body">
      <style:text-properties officeooo:rsid="00c196c8" officeooo:paragraph-rsid="00efad83"/>
    </style:style>
    <style:style style:name="P138" style:family="paragraph" style:parent-style-name="Text_20_body">
      <style:text-properties officeooo:paragraph-rsid="004cf3f4"/>
    </style:style>
    <style:style style:name="P139" style:family="paragraph" style:parent-style-name="Text_20_body">
      <style:text-properties officeooo:paragraph-rsid="004db168"/>
    </style:style>
    <style:style style:name="P140" style:family="paragraph" style:parent-style-name="Text_20_body">
      <style:text-properties officeooo:rsid="00503959" officeooo:paragraph-rsid="00503959"/>
    </style:style>
    <style:style style:name="P141" style:family="paragraph" style:parent-style-name="Text_20_body">
      <style:text-properties officeooo:rsid="00503959" officeooo:paragraph-rsid="00fdf960"/>
    </style:style>
    <style:style style:name="P142"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3" style:family="paragraph" style:parent-style-name="Text_20_body">
      <style:text-properties officeooo:rsid="005a3298" officeooo:paragraph-rsid="005a3298"/>
    </style:style>
    <style:style style:name="P144" style:family="paragraph" style:parent-style-name="Text_20_body">
      <style:text-properties officeooo:rsid="005a3298" officeooo:paragraph-rsid="00b05669"/>
    </style:style>
    <style:style style:name="P145" style:family="paragraph" style:parent-style-name="Text_20_body">
      <style:text-properties officeooo:rsid="005a3298" officeooo:paragraph-rsid="00edb969"/>
    </style:style>
    <style:style style:name="P146" style:family="paragraph" style:parent-style-name="Text_20_body">
      <style:text-properties officeooo:rsid="0079ed5b" officeooo:paragraph-rsid="005c62cc"/>
    </style:style>
    <style:style style:name="P147" style:family="paragraph" style:parent-style-name="Text_20_body">
      <style:text-properties officeooo:rsid="0043bf26" officeooo:paragraph-rsid="0043bf26"/>
    </style:style>
    <style:style style:name="P148" style:family="paragraph" style:parent-style-name="Text_20_body">
      <style:text-properties officeooo:rsid="0084b6c5" officeooo:paragraph-rsid="0084b6c5"/>
    </style:style>
    <style:style style:name="P149" style:family="paragraph" style:parent-style-name="Text_20_body">
      <style:text-properties officeooo:rsid="0073b7de" officeooo:paragraph-rsid="008344e3"/>
    </style:style>
    <style:style style:name="P150" style:family="paragraph" style:parent-style-name="Text_20_body">
      <style:text-properties officeooo:rsid="009682d0" officeooo:paragraph-rsid="009682d0"/>
    </style:style>
    <style:style style:name="P151" style:family="paragraph" style:parent-style-name="Text_20_body">
      <style:text-properties officeooo:rsid="009682d0" officeooo:paragraph-rsid="00c14c89"/>
    </style:style>
    <style:style style:name="P152" style:family="paragraph" style:parent-style-name="Text_20_body">
      <style:text-properties officeooo:rsid="00bd08b7" officeooo:paragraph-rsid="00bd08b7"/>
    </style:style>
    <style:style style:name="P153" style:family="paragraph" style:parent-style-name="Text_20_body">
      <style:text-properties officeooo:rsid="00c85d6b" officeooo:paragraph-rsid="00c85d6b"/>
    </style:style>
    <style:style style:name="P154" style:family="paragraph" style:parent-style-name="Text_20_body">
      <style:text-properties officeooo:rsid="00c85d6b" officeooo:paragraph-rsid="00fdf960"/>
    </style:style>
    <style:style style:name="P155" style:family="paragraph" style:parent-style-name="Text_20_body">
      <style:text-properties officeooo:rsid="00c99734" officeooo:paragraph-rsid="00c99734"/>
    </style:style>
    <style:style style:name="P156" style:family="paragraph" style:parent-style-name="Text_20_body">
      <style:text-properties officeooo:paragraph-rsid="00c99734"/>
    </style:style>
    <style:style style:name="P157" style:family="paragraph" style:parent-style-name="Text_20_body">
      <style:text-properties officeooo:rsid="00ca33c8" officeooo:paragraph-rsid="00ca33c8"/>
    </style:style>
    <style:style style:name="P158" style:family="paragraph" style:parent-style-name="Text_20_body">
      <style:text-properties officeooo:paragraph-rsid="00cfbc6d"/>
    </style:style>
    <style:style style:name="P159" style:family="paragraph" style:parent-style-name="Text_20_body">
      <style:text-properties officeooo:rsid="00cfbc6d" officeooo:paragraph-rsid="00d13f6d"/>
    </style:style>
    <style:style style:name="P160" style:family="paragraph" style:parent-style-name="Text_20_body">
      <style:text-properties officeooo:paragraph-rsid="00d4d764"/>
    </style:style>
    <style:style style:name="P161" style:family="paragraph" style:parent-style-name="Text_20_body">
      <style:text-properties officeooo:rsid="00698483" officeooo:paragraph-rsid="005cbe0f"/>
    </style:style>
    <style:style style:name="P162" style:family="paragraph" style:parent-style-name="Text_20_body">
      <style:text-properties officeooo:rsid="00edb969" officeooo:paragraph-rsid="00edb969"/>
    </style:style>
    <style:style style:name="P163" style:family="paragraph" style:parent-style-name="Text_20_body">
      <style:text-properties officeooo:rsid="0062cfae" officeooo:paragraph-rsid="00eecdb1"/>
    </style:style>
    <style:style style:name="P164" style:family="paragraph" style:parent-style-name="Text_20_body">
      <style:text-properties officeooo:rsid="0062cfae" officeooo:paragraph-rsid="0062cfae"/>
    </style:style>
    <style:style style:name="P165" style:family="paragraph" style:parent-style-name="Text_20_body">
      <style:text-properties officeooo:paragraph-rsid="00fdf960"/>
    </style:style>
    <style:style style:name="P166" style:family="paragraph" style:parent-style-name="Text_20_body">
      <style:text-properties officeooo:rsid="010b9b88" officeooo:paragraph-rsid="010b9b88"/>
    </style:style>
    <style:style style:name="P167" style:family="paragraph" style:parent-style-name="Text_20_body">
      <style:text-properties officeooo:rsid="011721f8" officeooo:paragraph-rsid="011721f8"/>
    </style:style>
    <style:style style:name="P168" style:family="paragraph" style:parent-style-name="Text_20_body">
      <style:text-properties officeooo:rsid="00d13f6d" officeooo:paragraph-rsid="00d13f6d"/>
    </style:style>
    <style:style style:name="P169" style:family="paragraph" style:parent-style-name="Text_20_body">
      <style:text-properties officeooo:rsid="01243a91" officeooo:paragraph-rsid="01243a91"/>
    </style:style>
    <style:style style:name="P170" style:family="paragraph" style:parent-style-name="Text_20_body">
      <style:text-properties officeooo:rsid="0124a2f7" officeooo:paragraph-rsid="0124a2f7"/>
    </style:style>
    <style:style style:name="P171" style:family="paragraph" style:parent-style-name="Text_20_body">
      <style:text-properties officeooo:rsid="012a63dd" officeooo:paragraph-rsid="012a63dd"/>
    </style:style>
    <style:style style:name="P172" style:family="paragraph" style:parent-style-name="Text_20_body">
      <style:text-properties officeooo:rsid="012bcf89" officeooo:paragraph-rsid="012bcf89"/>
    </style:style>
    <style:style style:name="P173" style:family="paragraph" style:parent-style-name="Text_20_body">
      <style:text-properties officeooo:rsid="012ca2f9" officeooo:paragraph-rsid="012ca2f9"/>
    </style:style>
    <style:style style:name="P174" style:family="paragraph" style:parent-style-name="Text_20_body">
      <style:text-properties officeooo:rsid="01176bea" officeooo:paragraph-rsid="01176bea"/>
    </style:style>
    <style:style style:name="P175" style:family="paragraph" style:parent-style-name="Text_20_body">
      <style:text-properties officeooo:paragraph-rsid="01344a01"/>
    </style:style>
    <style:style style:name="P176" style:family="paragraph" style:parent-style-name="Text_20_body">
      <style:text-properties officeooo:rsid="0135a591" officeooo:paragraph-rsid="0135a591"/>
    </style:style>
    <style:style style:name="P177" style:family="paragraph" style:parent-style-name="Text_20_body">
      <style:text-properties officeooo:rsid="0137930d" officeooo:paragraph-rsid="0137930d"/>
    </style:style>
    <style:style style:name="P178" style:family="paragraph" style:parent-style-name="Text_20_body">
      <style:text-properties officeooo:rsid="013810d7" officeooo:paragraph-rsid="013810d7"/>
    </style:style>
    <style:style style:name="P179" style:family="paragraph" style:parent-style-name="Text_20_body">
      <style:text-properties officeooo:rsid="004acd64" officeooo:paragraph-rsid="013a3441"/>
    </style:style>
    <style:style style:name="P180" style:family="paragraph" style:parent-style-name="Text_20_body">
      <style:text-properties officeooo:rsid="0046eaf8" officeooo:paragraph-rsid="013985f4"/>
    </style:style>
    <style:style style:name="P181" style:family="paragraph" style:parent-style-name="Text_20_body">
      <style:text-properties officeooo:rsid="013ba745" officeooo:paragraph-rsid="013ba745"/>
    </style:style>
    <style:style style:name="P182" style:family="paragraph" style:parent-style-name="Text_20_body">
      <style:text-properties officeooo:rsid="0090ecb2" officeooo:paragraph-rsid="01226acc"/>
    </style:style>
    <style:style style:name="P183" style:family="paragraph" style:parent-style-name="Text_20_body">
      <style:text-properties officeooo:rsid="013cffca" officeooo:paragraph-rsid="013ea899"/>
    </style:style>
    <style:style style:name="P184" style:family="paragraph" style:parent-style-name="Text_20_body">
      <style:text-properties officeooo:rsid="0141512b" officeooo:paragraph-rsid="0141512b"/>
    </style:style>
    <style:style style:name="P185" style:family="paragraph" style:parent-style-name="Text_20_body">
      <style:text-properties officeooo:rsid="0141642c" officeooo:paragraph-rsid="0141642c"/>
    </style:style>
    <style:style style:name="P186" style:family="paragraph" style:parent-style-name="Text_20_body">
      <style:text-properties officeooo:rsid="01426cc8" officeooo:paragraph-rsid="01426cc8"/>
    </style:style>
    <style:style style:name="P187" style:family="paragraph" style:parent-style-name="Text_20_body">
      <style:text-properties officeooo:paragraph-rsid="014f5321"/>
    </style:style>
    <style:style style:name="P188" style:family="paragraph" style:parent-style-name="Text_20_body">
      <style:text-properties officeooo:rsid="011ed018" officeooo:paragraph-rsid="011ed018"/>
    </style:style>
    <style:style style:name="P189" style:family="paragraph" style:parent-style-name="Text_20_body">
      <style:text-properties officeooo:paragraph-rsid="01504012"/>
    </style:style>
    <style:style style:name="P190" style:family="paragraph" style:parent-style-name="Text_20_body">
      <style:text-properties officeooo:paragraph-rsid="01527e3d"/>
    </style:style>
    <style:style style:name="P191" style:family="paragraph" style:parent-style-name="Table_20_Heading">
      <style:text-properties officeooo:rsid="001d7ebb" officeooo:paragraph-rsid="001d7ebb"/>
    </style:style>
    <style:style style:name="P192" style:family="paragraph" style:parent-style-name="Table_20_Heading">
      <style:text-properties officeooo:rsid="00258a1d" officeooo:paragraph-rsid="00258a1d"/>
    </style:style>
    <style:style style:name="P193" style:family="paragraph" style:parent-style-name="Table_20_Heading">
      <style:text-properties fo:font-weight="bold" officeooo:rsid="00c38a18" officeooo:paragraph-rsid="00487397" style:font-weight-asian="bold" style:font-weight-complex="bold"/>
    </style:style>
    <style:style style:name="P194" style:family="paragraph" style:parent-style-name="Table_20_Heading">
      <style:text-properties fo:font-weight="bold" officeooo:rsid="00c38a18" officeooo:paragraph-rsid="004cf3f4" style:font-weight-asian="bold" style:font-weight-complex="bold"/>
    </style:style>
    <style:style style:name="P195" style:family="paragraph" style:parent-style-name="Table_20_Heading">
      <style:text-properties fo:font-weight="bold" officeooo:rsid="00c21cdc" officeooo:paragraph-rsid="004ea95b" style:font-weight-asian="bold" style:font-weight-complex="bold"/>
    </style:style>
    <style:style style:name="P196" style:family="paragraph" style:parent-style-name="Table_20_Heading">
      <style:text-properties fo:font-weight="bold" officeooo:rsid="00c21cdc" officeooo:paragraph-rsid="00641b40" style:font-weight-asian="bold" style:font-weight-complex="bold"/>
    </style:style>
    <style:style style:name="P197" style:family="paragraph" style:parent-style-name="Table_20_Heading">
      <style:text-properties fo:font-weight="bold" officeooo:rsid="00976289" officeooo:paragraph-rsid="00fdf960" style:font-weight-asian="bold" style:font-weight-complex="bold"/>
    </style:style>
    <style:style style:name="P198" style:family="paragraph" style:parent-style-name="Table_20_Heading">
      <style:text-properties officeooo:paragraph-rsid="00487397"/>
    </style:style>
    <style:style style:name="P199" style:family="paragraph" style:parent-style-name="Table_20_Heading">
      <style:text-properties officeooo:paragraph-rsid="004cf3f4"/>
    </style:style>
    <style:style style:name="P200" style:family="paragraph" style:parent-style-name="Table_20_Heading">
      <style:text-properties officeooo:paragraph-rsid="004db168"/>
    </style:style>
    <style:style style:name="P201" style:family="paragraph" style:parent-style-name="Table_20_Heading">
      <style:text-properties officeooo:paragraph-rsid="004ea95b"/>
    </style:style>
    <style:style style:name="P202" style:family="paragraph" style:parent-style-name="Table_20_Heading">
      <style:text-properties officeooo:paragraph-rsid="005cbe0f"/>
    </style:style>
    <style:style style:name="P203" style:family="paragraph" style:parent-style-name="Table_20_Heading">
      <style:text-properties officeooo:paragraph-rsid="005d059e"/>
    </style:style>
    <style:style style:name="P204" style:family="paragraph" style:parent-style-name="Table_20_Heading">
      <style:text-properties officeooo:rsid="005d771d" officeooo:paragraph-rsid="005d771d"/>
    </style:style>
    <style:style style:name="P205" style:family="paragraph" style:parent-style-name="Table_20_Heading">
      <style:text-properties officeooo:paragraph-rsid="00641b40"/>
    </style:style>
    <style:style style:name="P206" style:family="paragraph" style:parent-style-name="Table_20_Heading">
      <style:text-properties officeooo:paragraph-rsid="00c9ab70"/>
    </style:style>
    <style:style style:name="P207" style:family="paragraph" style:parent-style-name="Table_20_Heading">
      <style:text-properties officeooo:paragraph-rsid="00fdf960"/>
    </style:style>
    <style:style style:name="P208" style:family="paragraph" style:parent-style-name="Contents_20_1">
      <style:paragraph-properties>
        <style:tab-stops>
          <style:tab-stop style:position="18.002cm" style:type="right" style:leader-style="dotted" style:leader-text="."/>
        </style:tab-stops>
      </style:paragraph-properties>
    </style:style>
    <style:style style:name="P209" style:family="paragraph" style:parent-style-name="Contents_20_2">
      <style:paragraph-properties>
        <style:tab-stops>
          <style:tab-stop style:position="17.503cm" style:type="right" style:leader-style="dotted" style:leader-text="."/>
        </style:tab-stops>
      </style:paragraph-properties>
    </style:style>
    <style:style style:name="P210" style:family="paragraph" style:parent-style-name="Contents_20_3">
      <style:paragraph-properties>
        <style:tab-stops>
          <style:tab-stop style:position="17.004cm" style:type="right" style:leader-style="dotted" style:leader-text="."/>
        </style:tab-stops>
      </style:paragraph-properties>
    </style:style>
    <style:style style:name="P211" style:family="paragraph" style:parent-style-name="Heading_20_1">
      <style:text-properties officeooo:paragraph-rsid="00cfbc6d"/>
    </style:style>
    <style:style style:name="P212" style:family="paragraph" style:parent-style-name="Heading_20_1">
      <style:text-properties officeooo:rsid="00426f2d" officeooo:paragraph-rsid="00426f2d"/>
    </style:style>
    <style:style style:name="P213"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14"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15" style:family="paragraph" style:parent-style-name="Heading_20_1">
      <style:text-properties officeooo:paragraph-rsid="00c9ab70"/>
    </style:style>
    <style:style style:name="P216" style:family="paragraph" style:parent-style-name="Heading_20_1">
      <style:text-properties officeooo:rsid="010b9b88" officeooo:paragraph-rsid="010b9b88"/>
    </style:style>
    <style:style style:name="P217" style:family="paragraph" style:parent-style-name="Heading_20_1">
      <style:text-properties officeooo:paragraph-rsid="004db168"/>
    </style:style>
    <style:style style:name="P218" style:family="paragraph" style:parent-style-name="Heading_20_1">
      <style:text-properties officeooo:paragraph-rsid="0156326d"/>
    </style:style>
    <style:style style:name="P219" style:family="paragraph" style:parent-style-name="Heading_20_2">
      <style:text-properties officeooo:rsid="00641d0d" officeooo:paragraph-rsid="005c62cc"/>
    </style:style>
    <style:style style:name="P220" style:family="paragraph" style:parent-style-name="Heading_20_2">
      <style:text-properties officeooo:paragraph-rsid="00565c61"/>
    </style:style>
    <style:style style:name="P221" style:family="paragraph" style:parent-style-name="Heading_20_2">
      <style:text-properties officeooo:paragraph-rsid="004227e7"/>
    </style:style>
    <style:style style:name="P222" style:family="paragraph" style:parent-style-name="Heading_20_2">
      <style:text-properties officeooo:paragraph-rsid="004ea95b"/>
    </style:style>
    <style:style style:name="P223" style:family="paragraph" style:parent-style-name="Heading_20_2">
      <style:text-properties officeooo:paragraph-rsid="00641b40"/>
    </style:style>
    <style:style style:name="P224" style:family="paragraph" style:parent-style-name="Heading_20_2">
      <style:text-properties officeooo:rsid="00cb26c9" officeooo:paragraph-rsid="00cb26c9"/>
    </style:style>
    <style:style style:name="P225" style:family="paragraph" style:parent-style-name="Heading_20_2">
      <style:text-properties officeooo:rsid="0141642c" officeooo:paragraph-rsid="0141642c"/>
    </style:style>
    <style:style style:name="P226" style:family="paragraph" style:parent-style-name="Heading_20_2">
      <style:text-properties officeooo:paragraph-rsid="0141642c"/>
    </style:style>
    <style:style style:name="P227" style:family="paragraph" style:parent-style-name="Heading_20_2">
      <style:text-properties officeooo:paragraph-rsid="01243a91"/>
    </style:style>
    <style:style style:name="P228" style:family="paragraph" style:parent-style-name="Heading_20_2">
      <style:text-properties officeooo:rsid="013985f4" officeooo:paragraph-rsid="013985f4"/>
    </style:style>
    <style:style style:name="P229" style:family="paragraph" style:parent-style-name="Heading_20_2">
      <style:text-properties officeooo:paragraph-rsid="013985f4"/>
    </style:style>
    <style:style style:name="P230" style:family="paragraph" style:parent-style-name="Preformatted_20_Text">
      <style:text-properties officeooo:paragraph-rsid="0159893f"/>
    </style:style>
    <style:style style:name="P231" style:family="paragraph" style:parent-style-name="Preformatted_20_Text">
      <style:text-properties fo:font-size="9pt" style:font-size-asian="9pt" style:font-size-complex="9pt"/>
    </style:style>
    <style:style style:name="P232" style:family="paragraph" style:parent-style-name="Table_20_Contents">
      <style:text-properties officeooo:rsid="015b8822" officeooo:paragraph-rsid="00fdf960"/>
    </style:style>
    <style:style style:name="P233" style:family="paragraph" style:parent-style-name="Table_20_Contents">
      <style:text-properties officeooo:rsid="015b8822" officeooo:paragraph-rsid="02181a35"/>
    </style:style>
    <style:style style:name="P234" style:family="paragraph" style:parent-style-name="Table_20_Contents">
      <style:text-properties officeooo:rsid="015b8822" officeooo:paragraph-rsid="01664206"/>
    </style:style>
    <style:style style:name="P235" style:family="paragraph" style:parent-style-name="Table_20_Contents">
      <style:text-properties officeooo:rsid="015b8822" officeooo:paragraph-rsid="01678007"/>
    </style:style>
    <style:style style:name="P236" style:family="paragraph" style:parent-style-name="Table_20_Contents">
      <style:text-properties officeooo:rsid="01a440d8" officeooo:paragraph-rsid="00fdf960"/>
    </style:style>
    <style:style style:name="P237" style:family="paragraph" style:parent-style-name="Table_20_Contents">
      <style:text-properties officeooo:rsid="0051ccc3" officeooo:paragraph-rsid="00fdf960"/>
    </style:style>
    <style:style style:name="P238" style:family="paragraph" style:parent-style-name="Table_20_Contents">
      <style:text-properties officeooo:paragraph-rsid="00fdf960"/>
    </style:style>
    <style:style style:name="P239" style:family="paragraph" style:parent-style-name="Text_20_body" style:list-style-name="L1">
      <style:text-properties officeooo:rsid="0084b6c5" officeooo:paragraph-rsid="0084b6c5"/>
    </style:style>
    <style:style style:name="P240" style:family="paragraph" style:parent-style-name="Text_20_body" style:list-style-name="L2"/>
    <style:style style:name="P241" style:family="paragraph" style:parent-style-name="Text_20_body" style:list-style-name="L2">
      <style:text-properties officeooo:paragraph-rsid="01267adb"/>
    </style:style>
    <style:style style:name="P242" style:family="paragraph" style:parent-style-name="Text_20_body" style:list-style-name="L2">
      <style:text-properties officeooo:rsid="0124a2f7" officeooo:paragraph-rsid="0124a2f7"/>
    </style:style>
    <style:style style:name="P243" style:family="paragraph" style:parent-style-name="Text_20_body" style:list-style-name="L3">
      <style:text-properties officeooo:rsid="0124a2f7" officeooo:paragraph-rsid="0124a2f7"/>
    </style:style>
    <style:style style:name="P244" style:family="paragraph" style:parent-style-name="Text_20_body" style:list-style-name="L3"/>
    <style:style style:name="P245" style:family="paragraph" style:parent-style-name="Text_20_body" style:list-style-name="L4">
      <style:text-properties officeooo:rsid="012ca2f9" officeooo:paragraph-rsid="012ca2f9"/>
    </style:style>
    <style:style style:name="P246" style:family="paragraph" style:parent-style-name="Text_20_body" style:list-style-name="L5">
      <style:text-properties officeooo:rsid="012ca2f9" officeooo:paragraph-rsid="01494fe1"/>
    </style:style>
    <style:style style:name="P247" style:family="paragraph" style:parent-style-name="Text_20_body" style:list-style-name="L6">
      <style:text-properties officeooo:rsid="00497b30" officeooo:paragraph-rsid="013985f4"/>
    </style:style>
    <style:style style:name="P248" style:family="paragraph" style:parent-style-name="Text_20_body" style:list-style-name="L6">
      <style:text-properties officeooo:rsid="004acd64" officeooo:paragraph-rsid="013985f4"/>
    </style:style>
    <style:style style:name="P249" style:family="paragraph" style:parent-style-name="Text_20_body" style:list-style-name="L7">
      <style:text-properties officeooo:rsid="00274a39" officeooo:paragraph-rsid="00274a39"/>
    </style:style>
    <style:style style:name="P250" style:family="paragraph" style:parent-style-name="Text_20_body">
      <style:text-properties officeooo:paragraph-rsid="0156326d"/>
    </style:style>
    <style:style style:name="P251" style:family="paragraph" style:parent-style-name="Text_20_body">
      <style:text-properties officeooo:rsid="0156326d" officeooo:paragraph-rsid="0156326d"/>
    </style:style>
    <style:style style:name="P252" style:family="paragraph" style:parent-style-name="Text_20_body" style:list-style-name="L8">
      <style:text-properties officeooo:rsid="0156326d" officeooo:paragraph-rsid="0156326d"/>
    </style:style>
    <style:style style:name="P253" style:family="paragraph" style:parent-style-name="Text_20_body" style:list-style-name="L8">
      <style:text-properties officeooo:rsid="015670e8" officeooo:paragraph-rsid="015670e8"/>
    </style:style>
    <style:style style:name="P254" style:family="paragraph" style:parent-style-name="Text_20_body">
      <style:text-properties officeooo:rsid="015670e8" officeooo:paragraph-rsid="015670e8"/>
    </style:style>
    <style:style style:name="P255" style:family="paragraph" style:parent-style-name="Text_20_body" style:list-style-name="L12">
      <style:text-properties officeooo:rsid="015670e8" officeooo:paragraph-rsid="015670e8"/>
    </style:style>
    <style:style style:name="P256" style:family="paragraph" style:parent-style-name="Text_20_body" style:list-style-name="L12">
      <style:text-properties officeooo:paragraph-rsid="015670e8"/>
    </style:style>
    <style:style style:name="P257" style:family="paragraph" style:parent-style-name="Text_20_body">
      <style:text-properties officeooo:rsid="00de3857" officeooo:paragraph-rsid="00de3857"/>
    </style:style>
    <style:style style:name="P258" style:family="paragraph" style:parent-style-name="Text_20_body">
      <style:text-properties officeooo:rsid="00d837c4" officeooo:paragraph-rsid="00fdf960"/>
    </style:style>
    <style:style style:name="P259" style:family="paragraph" style:parent-style-name="Text_20_body">
      <style:paragraph-properties fo:text-align="center" style:justify-single-word="false"/>
      <style:text-properties fo:color="#c9211e" fo:font-size="24pt" officeooo:rsid="016dec5d" officeooo:paragraph-rsid="016dec5d" style:font-size-asian="24pt" style:font-size-complex="24pt"/>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fo:font-weight="normal" officeooo:rsid="014f6968" style:font-weight-asian="normal" style:font-weight-complex="normal"/>
    </style:style>
    <style:style style:name="T39" style:family="text">
      <style:text-properties officeooo:rsid="00426f2d"/>
    </style:style>
    <style:style style:name="T40" style:family="text">
      <style:text-properties officeooo:rsid="0045d31b"/>
    </style:style>
    <style:style style:name="T41" style:family="text">
      <style:text-properties officeooo:rsid="00c21cdc"/>
    </style:style>
    <style:style style:name="T42" style:family="text">
      <style:text-properties officeooo:rsid="00c5779c"/>
    </style:style>
    <style:style style:name="T43" style:family="text">
      <style:text-properties officeooo:rsid="00c38a18"/>
    </style:style>
    <style:style style:name="T44" style:family="text">
      <style:text-properties officeooo:rsid="012da5e3"/>
    </style:style>
    <style:style style:name="T45" style:family="text">
      <style:text-properties officeooo:rsid="00d41122"/>
    </style:style>
    <style:style style:name="T46" style:family="text">
      <style:text-properties officeooo:rsid="012ddb69"/>
    </style:style>
    <style:style style:name="T47" style:family="text">
      <style:text-properties officeooo:rsid="004cf3f4"/>
    </style:style>
    <style:style style:name="T48" style:family="text">
      <style:text-properties officeooo:rsid="004d9b97"/>
    </style:style>
    <style:style style:name="T49" style:family="text">
      <style:text-properties officeooo:rsid="004db168"/>
    </style:style>
    <style:style style:name="T50" style:family="text">
      <style:text-properties officeooo:rsid="0133c049"/>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5cbe0f"/>
    </style:style>
    <style:style style:name="T63" style:family="text">
      <style:text-properties officeooo:rsid="005d059e"/>
    </style:style>
    <style:style style:name="T64" style:family="text">
      <style:text-properties officeooo:rsid="00641b40"/>
    </style:style>
    <style:style style:name="T65" style:family="text">
      <style:text-properties officeooo:rsid="0064e851"/>
    </style:style>
    <style:style style:name="T66" style:family="text">
      <style:text-properties officeooo:rsid="00659b91"/>
    </style:style>
    <style:style style:name="T67" style:family="text">
      <style:text-properties officeooo:rsid="0066ed3d"/>
    </style:style>
    <style:style style:name="T68" style:family="text">
      <style:text-properties officeooo:rsid="006cc3fc"/>
    </style:style>
    <style:style style:name="T69" style:family="text">
      <style:text-properties officeooo:rsid="007ef1ad"/>
    </style:style>
    <style:style style:name="T70" style:family="text">
      <style:text-properties officeooo:rsid="008344e3"/>
    </style:style>
    <style:style style:name="T71" style:family="text">
      <style:text-properties officeooo:rsid="008d07b5"/>
    </style:style>
    <style:style style:name="T72" style:family="text">
      <style:text-properties officeooo:rsid="008d7b06"/>
    </style:style>
    <style:style style:name="T73" style:family="text">
      <style:text-properties officeooo:rsid="008fca8a"/>
    </style:style>
    <style:style style:name="T74" style:family="text">
      <style:text-properties officeooo:rsid="0092d28a"/>
    </style:style>
    <style:style style:name="T75" style:family="text">
      <style:text-properties officeooo:rsid="0092f7ed"/>
    </style:style>
    <style:style style:name="T76" style:family="text">
      <style:text-properties officeooo:rsid="00948493"/>
    </style:style>
    <style:style style:name="T77" style:family="text">
      <style:text-properties officeooo:rsid="009505c3"/>
    </style:style>
    <style:style style:name="T78" style:family="text">
      <style:text-properties officeooo:rsid="009559e3"/>
    </style:style>
    <style:style style:name="T79" style:family="text">
      <style:text-properties officeooo:rsid="009682d0"/>
    </style:style>
    <style:style style:name="T80" style:family="text">
      <style:text-properties officeooo:rsid="0076a447"/>
    </style:style>
    <style:style style:name="T81" style:family="text">
      <style:text-properties officeooo:rsid="015d5ae7"/>
    </style:style>
    <style:style style:name="T82" style:family="text">
      <style:text-properties officeooo:rsid="01bc9953"/>
    </style:style>
    <style:style style:name="T83" style:family="text">
      <style:text-properties officeooo:rsid="015d7c37"/>
    </style:style>
    <style:style style:name="T84" style:family="text">
      <style:text-properties officeooo:rsid="01610a79"/>
    </style:style>
    <style:style style:name="T85" style:family="text">
      <style:text-properties officeooo:rsid="00984ddf"/>
    </style:style>
    <style:style style:name="T86" style:family="text">
      <style:text-properties officeooo:rsid="009e9cf1"/>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d342b2"/>
    </style:style>
    <style:style style:name="T93" style:family="text">
      <style:text-properties officeooo:rsid="00be4d7c"/>
    </style:style>
    <style:style style:name="T94" style:family="text">
      <style:text-properties officeooo:rsid="00c045cc"/>
    </style:style>
    <style:style style:name="T95" style:family="text">
      <style:text-properties officeooo:rsid="00c06a0b"/>
    </style:style>
    <style:style style:name="T96" style:family="text">
      <style:text-properties officeooo:rsid="00c14c89"/>
    </style:style>
    <style:style style:name="T97" style:family="text">
      <style:text-properties officeooo:rsid="00c30ccd"/>
    </style:style>
    <style:style style:name="T98" style:family="text">
      <style:text-properties officeooo:rsid="00c37a5f"/>
    </style:style>
    <style:style style:name="T99" style:family="text">
      <style:text-properties officeooo:rsid="00c898a0"/>
    </style:style>
    <style:style style:name="T100" style:family="text">
      <style:text-properties officeooo:rsid="00c99734"/>
    </style:style>
    <style:style style:name="T101" style:family="text">
      <style:text-properties officeooo:rsid="00cb480c"/>
    </style:style>
    <style:style style:name="T102" style:family="text">
      <style:text-properties officeooo:rsid="00cbc398"/>
    </style:style>
    <style:style style:name="T103" style:family="text">
      <style:text-properties officeooo:rsid="00cfbc6d"/>
    </style:style>
    <style:style style:name="T104" style:family="text">
      <style:text-properties officeooo:rsid="00d13f6d"/>
    </style:style>
    <style:style style:name="T105" style:family="text">
      <style:text-properties officeooo:rsid="00d2fcc1"/>
    </style:style>
    <style:style style:name="T106" style:family="text">
      <style:text-properties officeooo:rsid="00d3233c"/>
    </style:style>
    <style:style style:name="T107" style:family="text">
      <style:text-properties officeooo:rsid="00d4d764"/>
    </style:style>
    <style:style style:name="T108" style:family="text">
      <style:text-properties officeooo:rsid="00d837c4"/>
    </style:style>
    <style:style style:name="T109" style:family="text">
      <style:text-properties officeooo:rsid="00d95ec4"/>
    </style:style>
    <style:style style:name="T110" style:family="text">
      <style:text-properties officeooo:rsid="00db6d50"/>
    </style:style>
    <style:style style:name="T111" style:family="text">
      <style:text-properties officeooo:rsid="006daa07"/>
    </style:style>
    <style:style style:name="T112" style:family="text">
      <style:text-properties officeooo:rsid="00dcbcad"/>
    </style:style>
    <style:style style:name="T113" style:family="text">
      <style:text-properties officeooo:rsid="00deddb8"/>
    </style:style>
    <style:style style:name="T114" style:family="text">
      <style:text-properties officeooo:rsid="00e265cd"/>
    </style:style>
    <style:style style:name="T115" style:family="text">
      <style:text-properties officeooo:rsid="00e37a18"/>
    </style:style>
    <style:style style:name="T116" style:family="text">
      <style:text-properties officeooo:rsid="00e6298f"/>
    </style:style>
    <style:style style:name="T117" style:family="text">
      <style:text-properties officeooo:rsid="00e8113f"/>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weight="bold" officeooo:rsid="011f0bb3" style:font-weight-asian="bold" style:font-weight-complex="bold"/>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officeooo:rsid="00eecdb1"/>
    </style:style>
    <style:style style:name="T130" style:family="text">
      <style:text-properties officeooo:rsid="00ef638d"/>
    </style:style>
    <style:style style:name="T131" style:family="text">
      <style:text-properties officeooo:rsid="00efad83"/>
    </style:style>
    <style:style style:name="T132" style:family="text">
      <style:text-properties officeooo:rsid="00f38d0e"/>
    </style:style>
    <style:style style:name="T133" style:family="text">
      <style:text-properties officeooo:rsid="00f4b88b"/>
    </style:style>
    <style:style style:name="T134" style:family="text">
      <style:text-properties officeooo:rsid="00f6ad88"/>
    </style:style>
    <style:style style:name="T135" style:family="text">
      <style:text-properties officeooo:rsid="00f9f17f"/>
    </style:style>
    <style:style style:name="T136" style:family="text">
      <style:text-properties officeooo:rsid="00fbb6a9"/>
    </style:style>
    <style:style style:name="T137" style:family="text">
      <style:text-properties officeooo:rsid="00fbd41d"/>
    </style:style>
    <style:style style:name="T138" style:family="text">
      <style:text-properties officeooo:rsid="00ff6fb2"/>
    </style:style>
    <style:style style:name="T139" style:family="text">
      <style:text-properties officeooo:rsid="0100601d"/>
    </style:style>
    <style:style style:name="T140" style:family="text">
      <style:text-properties officeooo:rsid="0100b397"/>
    </style:style>
    <style:style style:name="T141" style:family="text">
      <style:text-properties officeooo:rsid="010238c0"/>
    </style:style>
    <style:style style:name="T142" style:family="text">
      <style:text-properties officeooo:rsid="0103b5a4"/>
    </style:style>
    <style:style style:name="T143" style:family="text">
      <style:text-properties officeooo:rsid="010b9b88"/>
    </style:style>
    <style:style style:name="T144" style:family="text">
      <style:text-properties officeooo:rsid="010d5729"/>
    </style:style>
    <style:style style:name="T145" style:family="text">
      <style:text-properties officeooo:rsid="01107ef2"/>
    </style:style>
    <style:style style:name="T146" style:family="text">
      <style:text-properties officeooo:rsid="01120edd"/>
    </style:style>
    <style:style style:name="T147" style:family="text">
      <style:text-properties officeooo:rsid="01148d43"/>
    </style:style>
    <style:style style:name="T148" style:family="text">
      <style:text-properties officeooo:rsid="011b5c36"/>
    </style:style>
    <style:style style:name="T149" style:family="text">
      <style:text-properties officeooo:rsid="0120e2f1"/>
    </style:style>
    <style:style style:name="T150" style:family="text">
      <style:text-properties officeooo:rsid="01243a91"/>
    </style:style>
    <style:style style:name="T151" style:family="text">
      <style:text-properties officeooo:rsid="01e3bf97"/>
    </style:style>
    <style:style style:name="T152" style:family="text">
      <style:text-properties officeooo:rsid="0090ecb2"/>
    </style:style>
    <style:style style:name="T153" style:family="text">
      <style:text-properties officeooo:rsid="01267adb"/>
    </style:style>
    <style:style style:name="T154" style:family="text">
      <style:text-properties officeooo:rsid="01286bee"/>
    </style:style>
    <style:style style:name="T155" style:family="text">
      <style:text-properties officeooo:rsid="012a7f1e"/>
    </style:style>
    <style:style style:name="T156" style:family="text">
      <style:text-properties officeooo:rsid="012e8e30"/>
    </style:style>
    <style:style style:name="T157" style:family="text">
      <style:text-properties officeooo:rsid="0132aed0"/>
    </style:style>
    <style:style style:name="T158" style:family="text">
      <style:text-properties officeooo:rsid="0133d868"/>
    </style:style>
    <style:style style:name="T159" style:family="text">
      <style:text-properties officeooo:rsid="01344a01"/>
    </style:style>
    <style:style style:name="T160" style:family="text">
      <style:text-properties officeooo:rsid="013985f4"/>
    </style:style>
    <style:style style:name="T161" style:family="text">
      <style:text-properties officeooo:rsid="004bb7c7"/>
    </style:style>
    <style:style style:name="T162" style:family="text">
      <style:text-properties officeooo:rsid="0048d045"/>
    </style:style>
    <style:style style:name="T163" style:family="text">
      <style:text-properties officeooo:rsid="013a3441"/>
    </style:style>
    <style:style style:name="T164" style:family="text">
      <style:text-properties officeooo:rsid="013bfb1a"/>
    </style:style>
    <style:style style:name="T165" style:family="text">
      <style:text-properties officeooo:rsid="013ea899"/>
    </style:style>
    <style:style style:name="T166" style:family="text">
      <style:text-properties officeooo:rsid="01426cc8"/>
    </style:style>
    <style:style style:name="T167" style:family="text">
      <style:text-properties officeooo:rsid="014445d2"/>
    </style:style>
    <style:style style:name="T168" style:family="text">
      <style:text-properties officeooo:rsid="0144afcd"/>
    </style:style>
    <style:style style:name="T169" style:family="text">
      <style:text-properties officeooo:rsid="0148bf56"/>
    </style:style>
    <style:style style:name="T170" style:family="text">
      <style:text-properties officeooo:rsid="01494fe1"/>
    </style:style>
    <style:style style:name="T171" style:family="text">
      <style:text-properties officeooo:rsid="014a8bcb"/>
    </style:style>
    <style:style style:name="T172" style:family="text">
      <style:text-properties officeooo:rsid="014bfab7"/>
    </style:style>
    <style:style style:name="T173" style:family="text">
      <style:text-properties officeooo:rsid="014c9737"/>
    </style:style>
    <style:style style:name="T174" style:family="text">
      <style:text-properties officeooo:rsid="014da312"/>
    </style:style>
    <style:style style:name="T175" style:family="text">
      <style:text-properties officeooo:rsid="014f5321"/>
    </style:style>
    <style:style style:name="T176" style:family="text">
      <style:text-properties officeooo:rsid="01504012"/>
    </style:style>
    <style:style style:name="T177" style:family="text">
      <style:text-properties officeooo:rsid="0150c5ea"/>
    </style:style>
    <style:style style:name="T178" style:family="text">
      <style:text-properties officeooo:rsid="01519665"/>
    </style:style>
    <style:style style:name="T179" style:family="text">
      <style:text-properties officeooo:rsid="01527e3d"/>
    </style:style>
    <style:style style:name="T180" style:family="text">
      <style:text-properties officeooo:rsid="01537b33"/>
    </style:style>
    <style:style style:name="T181" style:family="text">
      <style:text-properties officeooo:rsid="0154851a"/>
    </style:style>
    <style:style style:name="T182" style:family="text">
      <style:text-properties officeooo:rsid="0155a35b"/>
    </style:style>
    <style:style style:name="T183" style:family="text">
      <style:text-properties officeooo:rsid="0156326d"/>
    </style:style>
    <style:style style:name="T184" style:family="text">
      <style:text-properties fo:color="#000000" fo:background-color="#ffffff" loext:char-shading-value="0"/>
    </style:style>
    <style:style style:name="T185" style:family="text">
      <style:text-properties officeooo:rsid="015670e8"/>
    </style:style>
    <style:style style:name="T186" style:family="text">
      <style:text-properties officeooo:rsid="0157cd9d"/>
    </style:style>
    <style:style style:name="T187" style:family="text">
      <style:text-properties officeooo:rsid="015ddfec"/>
    </style:style>
    <style:style style:name="T188" style:family="text">
      <style:text-properties officeooo:rsid="015e9dba"/>
    </style:style>
    <style:style style:name="T189" style:family="text">
      <style:text-properties officeooo:rsid="0164c6e4"/>
    </style:style>
    <style:style style:name="T190" style:family="text">
      <style:text-properties officeooo:rsid="015b8822"/>
    </style:style>
    <style:style style:name="T191" style:family="text">
      <style:text-properties officeooo:rsid="0183dd0f"/>
    </style:style>
    <style:style style:name="T192" style:family="text">
      <style:text-properties officeooo:rsid="01664206"/>
    </style:style>
    <style:style style:name="T193" style:family="text">
      <style:text-properties officeooo:rsid="01678007"/>
    </style:style>
    <style:style style:name="T194" style:family="text">
      <style:text-properties officeooo:rsid="0167e508"/>
    </style:style>
    <style:style style:name="T195" style:family="text">
      <style:text-properties officeooo:rsid="01691527"/>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31"><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6-10</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72">9.1</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880_242116693" text:style-name="Index_20_Link" text:visited-style-name="Index_20_Link">1. Introduction<text:tab/>2</text:a></text:p>
          <text:p text:style-name="P208"><text:a xlink:type="simple" xlink:href="#__RefHeading___Toc5755_3225593621" text:style-name="Index_20_Link" text:visited-style-name="Index_20_Link">2. NvmeStorage core overview<text:tab/>2</text:a></text:p>
          <text:p text:style-name="P208"><text:a xlink:type="simple" xlink:href="#__RefHeading___Toc3882_242116693" text:style-name="Index_20_Link" text:visited-style-name="Index_20_Link">3. Dune System Overview<text:tab/>2</text:a></text:p>
          <text:p text:style-name="P209"><text:a xlink:type="simple" xlink:href="#__RefHeading___Toc941_24302957261" text:style-name="Index_20_Link" text:visited-style-name="Index_20_Link">3.1. Dune Raw Data<text:tab/>3</text:a></text:p>
          <text:p text:style-name="P208"><text:a xlink:type="simple" xlink:href="#__RefHeading___Toc5757_3225593621" text:style-name="Index_20_Link" text:visited-style-name="Index_20_Link">4. NvmeStorage core operation<text:tab/>4</text:a></text:p>
          <text:p text:style-name="P209"><text:a xlink:type="simple" xlink:href="#__RefHeading___Toc3886_242116693" text:style-name="Index_20_Link" text:visited-style-name="Index_20_Link">4.1. NVMe Storage Access<text:tab/>5</text:a></text:p>
          <text:p text:style-name="P208"><text:a xlink:type="simple" xlink:href="#__RefHeading___Toc3888_242116693" text:style-name="Index_20_Link" text:visited-style-name="Index_20_Link">5. NvmeStorage core interfaces<text:tab/>5</text:a></text:p>
          <text:p text:style-name="P209"><text:a xlink:type="simple" xlink:href="#__RefHeading___Toc3890_242116693" text:style-name="Index_20_Link" text:visited-style-name="Index_20_Link">5.1. Hardware interface<text:tab/>6</text:a></text:p>
          <text:p text:style-name="P209"><text:a xlink:type="simple" xlink:href="#__RefHeading___Toc3892_242116693" text:style-name="Index_20_Link" text:visited-style-name="Index_20_Link">5.2. Clocks and reset<text:tab/>7</text:a></text:p>
          <text:p text:style-name="P209"><text:a xlink:type="simple" xlink:href="#__RefHeading___Toc3894_242116693" text:style-name="Index_20_Link" text:visited-style-name="Index_20_Link">5.3. Axi4-Lite bus interface<text:tab/>8</text:a></text:p>
          <text:p text:style-name="P209"><text:a xlink:type="simple" xlink:href="#__RefHeading___Toc3896_242116693" text:style-name="Index_20_Link" text:visited-style-name="Index_20_Link">5.4. NVMe write data stream<text:tab/>8</text:a></text:p>
          <text:p text:style-name="P209"><text:a xlink:type="simple" xlink:href="#__RefHeading___Toc3898_242116693" text:style-name="Index_20_Link" text:visited-style-name="Index_20_Link">5.5. NVMe ToHost Control/Data stream<text:tab/>10</text:a></text:p>
          <text:p text:style-name="P209"><text:a xlink:type="simple" xlink:href="#__RefHeading___Toc3900_242116693" text:style-name="Index_20_Link" text:visited-style-name="Index_20_Link">5.6. NVMe FromHost Control/Data stream<text:tab/>10</text:a></text:p>
          <text:p text:style-name="P208"><text:a xlink:type="simple" xlink:href="#__RefHeading___Toc3902_242116693" text:style-name="Index_20_Link" text:visited-style-name="Index_20_Link">6. Control and status registers<text:tab/>11</text:a></text:p>
          <text:p text:style-name="P209"><text:a xlink:type="simple" xlink:href="#__RefHeading___Toc1213_1809817560" text:style-name="Index_20_Link" text:visited-style-name="Index_20_Link">6.1. Control Register<text:tab/>12</text:a></text:p>
          <text:p text:style-name="P209"><text:a xlink:type="simple" xlink:href="#__RefHeading___Toc1215_1809817560" text:style-name="Index_20_Link" text:visited-style-name="Index_20_Link">6.2. Status Register<text:tab/>13</text:a></text:p>
          <text:p text:style-name="P209"><text:a xlink:type="simple" xlink:href="#__RefHeading___Toc5616_3225593621" text:style-name="Index_20_Link" text:visited-style-name="Index_20_Link">6.3. Read Blocks System<text:tab/>13</text:a></text:p>
          <text:p text:style-name="P210"><text:a xlink:type="simple" xlink:href="#__RefHeading___Toc3904_242116693" text:style-name="Index_20_Link" text:visited-style-name="Index_20_Link">6.3.1. Read Control Register<text:tab/>13</text:a></text:p>
          <text:p text:style-name="P210"><text:a xlink:type="simple" xlink:href="#__RefHeading___Toc5618_3225593621" text:style-name="Index_20_Link" text:visited-style-name="Index_20_Link">6.3.2. Read Status Register<text:tab/>13</text:a></text:p>
          <text:p text:style-name="P208"><text:a xlink:type="simple" xlink:href="#__RefHeading___Toc5620_3225593621" text:style-name="Index_20_Link" text:visited-style-name="Index_20_Link">7. Communication with the Nvme devices<text:tab/>13</text:a></text:p>
          <text:p text:style-name="P208"><text:a xlink:type="simple" xlink:href="#__RefHeading___Toc3584_1249204197" text:style-name="Index_20_Link" text:visited-style-name="Index_20_Link">8. Using The NvmeStorage Module<text:tab/>14</text:a></text:p>
          <text:p text:style-name="P209"><text:a xlink:type="simple" xlink:href="#__RefHeading___Toc9901_1249204197" text:style-name="Index_20_Link" text:visited-style-name="Index_20_Link">8.1. Constraints<text:tab/>16</text:a></text:p>
          <text:p text:style-name="P209"><text:a xlink:type="simple" xlink:href="#__RefHeading___Toc6583_3850567172" text:style-name="Index_20_Link" text:visited-style-name="Index_20_Link">8.2. Building for other platforms<text:tab/>16</text:a></text:p>
          <text:p text:style-name="P209"><text:a xlink:type="simple" xlink:href="#__RefHeading___Toc6585_3850567172" text:style-name="Index_20_Link" text:visited-style-name="Index_20_Link">8.3. PCIe Gen3 IP Blocks<text:tab/>16</text:a></text:p>
          <text:p text:style-name="P208"><text:a xlink:type="simple" xlink:href="#__RefHeading___Toc3906_242116693" text:style-name="Index_20_Link" text:visited-style-name="Index_20_Link">9. Testing the NvmeStorage core<text:tab/>17</text:a></text:p>
          <text:p text:style-name="P209"><text:a xlink:type="simple" xlink:href="#__RefHeading___Toc9903_1249204197" text:style-name="Index_20_Link" text:visited-style-name="Index_20_Link">9.1. Building the NvmeStorage test FPGA firmware<text:tab/>17</text:a></text:p>
          <text:p text:style-name="P209"><text:a xlink:type="simple" xlink:href="#__RefHeading___Toc9905_1249204197" text:style-name="Index_20_Link" text:visited-style-name="Index_20_Link">9.2. Building the NvmeStorage test software<text:tab/>18</text:a></text:p>
          <text:p text:style-name="P209"><text:a xlink:type="simple" xlink:href="#__RefHeading___Toc9907_1249204197" text:style-name="Index_20_Link" text:visited-style-name="Index_20_Link">9.3. Running the test system<text:tab/>18</text:a></text:p>
          <text:p text:style-name="P208"><text:a xlink:type="simple" xlink:href="#__RefHeading___Toc3908_242116693" text:style-name="Index_20_Link" text:visited-style-name="Index_20_Link">10. NVMe Devices<text:tab/>19</text:a></text:p>
          <text:p text:style-name="P209"><text:a xlink:type="simple" xlink:href="#__RefHeading___Toc6517_3850567172" text:style-name="Index_20_Link" text:visited-style-name="Index_20_Link">10.1. NVMe Write Performance<text:tab/>19</text:a></text:p>
          <text:p text:style-name="P209"><text:a xlink:type="simple" xlink:href="#__RefHeading___Toc6519_3850567172" text:style-name="Index_20_Link" text:visited-style-name="Index_20_Link">10.2. NVMe Write latency<text:tab/>19</text:a></text:p>
          <text:p text:style-name="P209"><text:soft-page-break/><text:a xlink:type="simple" xlink:href="#__RefHeading___Toc6433_3850567172" text:style-name="Index_20_Link" text:visited-style-name="Index_20_Link">10.3. NVMe Drive Lifetime<text:tab/>20</text:a></text:p>
          <text:p text:style-name="P209"><text:a xlink:type="simple" xlink:href="#__RefHeading___Toc6521_3850567172" text:style-name="Index_20_Link" text:visited-style-name="Index_20_Link">10.4. NVMe Devices Used<text:tab/>20</text:a></text:p>
          <text:p text:style-name="P208"><text:a xlink:type="simple" xlink:href="#__RefHeading___Toc3910_242116693" text:style-name="Index_20_Link" text:visited-style-name="Index_20_Link">11. Notes<text:tab/>21</text:a></text:p>
        </text:index-body>
      </text:table-of-content>
      <text:h text:style-name="Heading_20_1" text:outline-level="1"><text:bookmark-start text:name="__RefHeading___Toc3880_242116693"/>Introduction<text:bookmark-end text:name="__RefHeading___Toc3880_242116693"/></text:h>
      <text:p text:style-name="P125">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11"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58">The <text:span text:style-name="T104">Dune </text:span>NvmeStorage FPGA core <text:span text:style-name="T103">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59">The NvmeStorage core is designed to be controlled by a set of registers from a CPU. <text:span text:style-name="T104">An AXI4-lite bus interface provides this ability.</text:span> <text:span text:style-name="T104">It’s</text:span> data input is designed to come from a raw FPGA binary bit stream <text:span text:style-name="T104">using an 256 bit AXI4 stream interface.</text:span> <text:span text:style-name="T173">The read data is sent over a 128 bit AXI4 stream encoded in PCIe TLP type packets.</text:span></text:p>
      <text:p text:style-name="P168">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5">wo </text:span>AXI4 streams, one sending <text:span text:style-name="T105">a form of PCIe TLP </text:span>packets to the module <text:span text:style-name="T105">from the host </text:span>and one sending packets <text:span text:style-name="T105">to the host </text:span>from the module <text:span text:style-name="T105">provide this ability</text:span>. It is expected that these AXI4 streams would be sent to a host’s CPU over DMA stream interfaces, possibly multiplexed with packets from other FPGA systems.</text:p>
      <text:p text:style-name="P174">Ultimately the write performance is limited by the NVMe device in use. Larger NVMe’s will generally have faster write rates due to internal parallelism and higher endurance but will cost more. The NVMe’<text:span text:style-name="T159">s internal </text:span>controller and its firmware used will be a significant factor including write latency timings.</text:p>
      <text:p text:style-name="P175"><text:span text:style-name="T159">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59">NVMe Device</text:span></text:a><text:a xlink:type="simple" xlink:href="#10.NVMe Devices|outline" text:style-name="Internet_20_link" text:visited-style-name="Visited_20_Internet_20_Link"><text:span text:style-name="T159">s</text:span></text:a><text:span text:style-name="T159"> for more information on these parameters.</text:span></text:p>
      <text:h text:style-name="P212" text:outline-level="1"><text:bookmark-start text:name="__RefHeading___Toc3882_242116693"/><text:span text:style-name="T103">Dune System </text:span>Overview<text:bookmark-end text:name="__RefHeading___Toc3882_242116693"/></text:h>
      <text:p text:style-name="P126"><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6"><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text:span></text:span><text:soft-page-break/><text:span text:style-name="Strong_20_Emphasis"><text:span text:style-name="T31">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6">The overall requirement <text:span text:style-name="T39">of the NvmeStorage core </text:span>is to store, real-time, the <text:span text:style-name="T28">raw data stream from the Dune system and be able to, with a slower access rate, read that data. </text:span>The <text:span text:style-name="T39">full </text:span>system is able to store 120 TeraBytes of incoming data at a rate of 600 GigaBytes per second <text:span text:style-name="T39">across its multiple FPGA based data processing engines.</text:span></text:p>
      <text:p text:style-name="P127"><text:span text:style-name="T39">For each FPGA engine t</text:span>he source data consists of fixed sized chunk<text:span text:style-name="T39">s</text:span> (bursts) of data that are from 20 to 200 GBytes in size. These data chunks are stored, round robin fashion, into the NVMe device<text:span text:style-name="T29">s</text:span> with a new chunk overwriting the oldest chunk written. </text:p>
      <text:p text:style-name="P147"><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28">For information, the raw data from the Dune sensors consist of 2560 wires sampled with 12 bits resolution. A <text:span text:style-name="T87">super </text:span>packet containing 64 sets of this data will likely be generated, that includes a start time field and other control information. This will yield data packets of a size near 128 kBytes after compression.</text:p>
      <text:p text:style-name="P164"><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6">8</text:span> kByte boundary</text:p>
          </table:table-cell>
        </table:table-row>
      </table:table>
      <text:p text:style-name="P132"/>
      <text:p text:style-name="P135">The actual packet format is irrelevant to the NVMe storage system. It simply stores data in blocks to a <text:span text:style-name="T75">4 </text:span>kBy<text:span text:style-name="T70">t</text:span>e boundary. <text:span text:style-name="T70">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8">Two possible methods are:</text:p>
      <text:list xml:id="list605536233" text:style-name="L1">
        <text:list-item>
          <text:p text:style-name="P239">Store and drop at the super packet (<text:span text:style-name="T119">~</text:span>128 kByte) level.</text:p>
        </text:list-item>
        <text:list-item>
          <text:p text:style-name="P239"><text:span text:style-name="T88">Store and drop at the</text:span> <text:span text:style-name="T71">storage </text:span>packet <text:span text:style-name="T75">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5">4</text:span> k packets are missing. This could be two 16bit values: the super packet number and the <text:span text:style-name="T75">4k</text:span> packet number within the super packet.</text:p>
        </text:list-item>
      </text:list>
      <text:p text:style-name="P149">When a <text:span text:style-name="T88">4k block </text:span>is sent across the AXI4-Stream, the tlast signal will need to be set in the last <text:span text:style-name="T88">clock cycle of the block</text:span>. </text:p>
      <text:h text:style-name="P213" text:outline-level="1"><text:bookmark-start text:name="__RefHeading___Toc5757_3225593621"/>N<text:span text:style-name="T40">vmeStorage core operation</text:span><text:bookmark-end text:name="__RefHeading___Toc5757_3225593621"/></text:h>
      <text:p text:style-name="P145">On the reset hardware line driven high or the reset bit in the control register set high the NvmeStorage system will <text:span text:style-name="T120">reset its internal state machines and reset the external Nvme drives.</text:span></text:p>
      <text:p text:style-name="P162">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62"><text:soft-page-break/>If the host is to perform this task, it can instruct the core to perform this using the <text:span text:style-name="T128">Initialise</text:span> bit in the control register. Alternatively it can communicate directly with the Nvme drives to accomplish this task over the PCIe stream interface.</text:p>
      <text:p text:style-name="P145">Once initialised the core is ready to accept commands from the software running on the host computer and the host can perform Nvme reads and writes.</text:p>
      <text:p text:style-name="P144">A new data chunk <text:span text:style-name="T174">capture and store session </text:span>is start<text:span text:style-name="T72">ed</text:span> by setting the <text:span text:style-name="T123">DataChunkStart</text:span><text:span text:style-name="T89"> and </text:span><text:span text:style-name="T123">DataChunkSize</text:span><text:span text:style-name="T89"> registers to the starting block number and the number of blocks to store. Once set the D</text:span><text:span text:style-name="T123">a</text:span><text:span text:style-name="T122">taEnable</text:span> register bit <text:span text:style-name="T89">in the </text:span><text:span text:style-name="T123">Control</text:span><text:span text:style-name="T89"> register is set high to begin writing the data stream to the Nvme devices</text:span>. Data will be written to the NVMe devices until either the <text:span text:style-name="T120">D</text:span><text:span text:style-name="T122">ataEnable</text:span> register bit is reset<text:span text:style-name="T77"> or the number of data blocks written equals the programmed </text:span><text:span text:style-name="T124">DataChunkSize</text:span>.</text:p>
      <text:p text:style-name="P143">The Nvme<text:span text:style-name="T120">Storage c</text:span>ore will respond to data read requests as commanded by the host CPU writing to the read control registers or directly to the Nvme device. <text:span text:style-name="T174">Note that whilst a data capture process is in progress the read process will be stalled.</text:span></text:p>
      <text:h text:style-name="P219" text:outline-level="2"><text:bookmark-start text:name="__RefHeading___Toc3886_242116693"/>NVMe Storage Access<text:bookmark-end text:name="__RefHeading___Toc3886_242116693"/></text:h>
      <text:p text:style-name="P163"><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9">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3">The data chunks will align to a 4 kByte boundary. It might be good to align them to an NVMe erase block boundary (possibly 1 MByte depending on NVMe), we will determine this later in the project.</text:p>
      <text:p text:style-name="P146">The N<text:span text:style-name="T129">vmeS</text:span>torage <text:span text:style-name="T129">modules </text:span>registers <text:span text:style-name="T130">are used to </text:span>indicate <text:span text:style-name="T90">the starting block and how many blocks</text:span> <text:span text:style-name="T90">to write.</text:span></text:p>
      <text:h text:style-name="P214" text:outline-level="1"><text:bookmark-start text:name="__RefHeading___Toc3888_242116693"/>N<text:span text:style-name="T40">vmeStorage core interfaces</text:span><text:bookmark-end text:name="__RefHeading___Toc3888_242116693"/></text:h>
      <text:p text:style-name="Text_20_body">The NvmeStorage core has the following interfaces:</text:p>
      <text:h text:style-name="P220"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6">The system will use two NVMe devices operating in parallel to achieve the data rate required. It may be possible in the future to use a single NVMe device operating over a Gen4 PCIe interface if Ultrascale+ <text:span text:style-name="T131">or Versal </text:span>FPGA’s are used <text:span text:style-name="T91">and a very high performance Nvme is available in the future</text:span>. The overall design <text:span text:style-name="T131">concept </text:span>can handle that, <text:span text:style-name="T91">but the state machines in the code would need changing to support 256 bit data widths.</text:span></text:p>
      <text:p text:style-name="P137">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7">The GTH/GTY transceivers will have to be located near the PCIe hard blocks <text:span text:style-name="T41">used for NVMe communications </text:span>in the FPGA so they can be used by the PCIe core. See the Xilinx information on the particular FPGA that will be used. For the xcku040-ffva1156-2-e, <text:span text:style-name="T41">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87"><text:span text:style-name="T175">The PCIe Gen3 hard block is instantiated within the NvmeStorage module for simplicity of usage. We provide the </text:span><text:span text:style-name="T122">Platform</text:span><text:span text:style-name="T175"> parameter that can be used to introduce different PCIe interfaces for different platforms/architectures or you can provide a Pcie_nvme0 and Pcie_nvme1 component to match that of the Xilinx PCIe Gen3 core.</text:span></text:p>
      <text:p text:style-name="P152"><text:soft-page-break/>Note that we need to be able to drive the <text:span text:style-name="T92">nvme_reset_n </text:span>line <text:span text:style-name="T132">to the NVMe devices </text:span>in order to be able to reset the<text:span text:style-name="T132">m as some NVMe’s do not have the ability to do this over their communication interfaces.</text:span></text:p>
      <text:p text:style-name="P152">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98">Item</text:p>
          </table:table-cell>
          <table:table-cell table:style-name="Table12.A1" office:value-type="string">
            <text:p text:style-name="P193">B<text:span text:style-name="T42">its</text:span></text:p>
          </table:table-cell>
          <table:table-cell table:style-name="Table12.C1" office:value-type="string">
            <text:p text:style-name="P198">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4">Output driving</text:span> external NVMe’<text:span text:style-name="T45">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3">0</text:span>_clk</text:p>
          </table:table-cell>
          <table:table-cell table:style-name="Table12.A2" office:value-type="string">
            <text:p text:style-name="P37">1</text:p>
          </table:table-cell>
          <table:table-cell table:style-name="Table12.C2" office:value-type="string">
            <text:p text:style-name="P37"><text:span text:style-name="T134">From 100</text:span> MHz <text:span text:style-name="T42">PCIe clock</text:span></text:p>
          </table:table-cell>
        </table:table-row>
        <table:table-row>
          <table:table-cell table:style-name="Table12.A2" office:value-type="string">
            <text:p text:style-name="P37">nvme<text:span text:style-name="T133">0</text:span>_clk_<text:span text:style-name="T133">gt</text:span></text:p>
          </table:table-cell>
          <table:table-cell table:style-name="Table12.A2" office:value-type="string">
            <text:p text:style-name="P37">1</text:p>
          </table:table-cell>
          <table:table-cell table:style-name="Table12.C2" office:value-type="string">
            <text:p text:style-name="P37"><text:span text:style-name="T134">From 100</text:span> MHz <text:span text:style-name="T42">PCIe clock for GT’s</text:span></text:p>
          </table:table-cell>
        </table:table-row>
        <table:table-row>
          <table:table-cell table:style-name="Table12.A2" office:value-type="string">
            <text:p text:style-name="P37"><text:span text:style-name="T43">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0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0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0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3">1</text:span>_clk</text:p>
          </table:table-cell>
          <table:table-cell table:style-name="Table12.A2" office:value-type="string">
            <text:p text:style-name="P37">1</text:p>
          </table:table-cell>
          <table:table-cell table:style-name="Table12.C2" office:value-type="string">
            <text:p text:style-name="P37"><text:span text:style-name="T134">From 100</text:span> MHz <text:span text:style-name="T42">PCIe clock</text:span></text:p>
          </table:table-cell>
        </table:table-row>
        <table:table-row>
          <table:table-cell table:style-name="Table12.A2" office:value-type="string">
            <text:p text:style-name="P37">nvme<text:span text:style-name="T133">1</text:span>_clk_<text:span text:style-name="T133">gt</text:span></text:p>
          </table:table-cell>
          <table:table-cell table:style-name="Table12.A2" office:value-type="string">
            <text:p text:style-name="P37">1</text:p>
          </table:table-cell>
          <table:table-cell table:style-name="Table12.C2" office:value-type="string">
            <text:p text:style-name="P100"><text:span text:style-name="T134">From 100</text:span> MHz <text:span text:style-name="T42">PCIe clock for GT’s</text:span></text:p>
          </table:table-cell>
        </table:table-row>
        <table:table-row>
          <table:table-cell table:style-name="Table12.A2" office:value-type="string">
            <text:p text:style-name="P37"><text:span text:style-name="T43">n</text:span>vme<text:span text:style-name="T46">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text:span text:style-name="T46">1</text:span>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text:span text:style-name="T46">1</text:span>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text:span text:style-name="T46">1</text:span>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42"/>
      <text:p text:style-name="Text_20_body">The PCIe lanes will be operating at 8 GT/s <text:span text:style-name="T47">speeds, so track impedance and routing will be critical.</text:span></text:p>
      <text:h text:style-name="P221"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38"><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99">Item</text:p>
          </table:table-cell>
          <table:table-cell table:style-name="Table3.A1" office:value-type="string">
            <text:p text:style-name="P194">B<text:span text:style-name="T42">its</text:span></text:p>
          </table:table-cell>
          <table:table-cell table:style-name="Table3.C1" office:value-type="string">
            <text:p text:style-name="P199">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8">250</text:span> MHz <text:span text:style-name="T48">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8">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 </text:span></text:span><text:span text:style-name="Strong_20_Emphasis"><text:span text:style-name="T38">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39"><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0">Item</text:p>
          </table:table-cell>
          <table:table-cell table:style-name="Table10.A1" office:value-type="string">
            <text:p text:style-name="P200">Bits</text:p>
          </table:table-cell>
          <table:table-cell table:style-name="Table10.C1" office:value-type="string">
            <text:p text:style-name="P200">Notes</text:p>
          </table:table-cell>
        </table:table-row>
        <table:table-row>
          <table:table-cell table:style-name="Table10.A2" office:value-type="string">
            <text:p text:style-name="P47"><text:span text:style-name="T50">axilOut.</text:span>awready</text:p>
          </table:table-cell>
          <table:table-cell table:style-name="Table10.A2" office:value-type="string">
            <text:p text:style-name="P47">1</text:p>
          </table:table-cell>
          <table:table-cell table:style-name="Table10.C2" office:value-type="string">
            <text:p text:style-name="P47">Write address ready <text:span text:style-name="T49">input</text:span></text:p>
          </table:table-cell>
        </table:table-row>
        <table:table-row>
          <table:table-cell table:style-name="Table10.A2" office:value-type="string">
            <text:p text:style-name="P41"><text:span text:style-name="T50">axilIn.</text:span>awvalid</text:p>
          </table:table-cell>
          <table:table-cell table:style-name="Table10.A2" office:value-type="string">
            <text:p text:style-name="P41">1</text:p>
          </table:table-cell>
          <table:table-cell table:style-name="Table10.C2" office:value-type="string">
            <text:p text:style-name="P47">Write address valid <text:span text:style-name="T49">input</text:span></text:p>
          </table:table-cell>
        </table:table-row>
        <table:table-row>
          <table:table-cell table:style-name="Table10.A2" office:value-type="string">
            <text:p text:style-name="P41"><text:span text:style-name="T50">axilIn.</text:span>awaddr</text:p>
          </table:table-cell>
          <table:table-cell table:style-name="Table10.A2" office:value-type="string">
            <text:p text:style-name="P41"><text:span text:style-name="T135">32 bits, 10</text:span> bits <text:span text:style-name="T135">used</text:span></text:p>
          </table:table-cell>
          <table:table-cell table:style-name="Table10.C2" office:value-type="string">
            <text:p text:style-name="P41">Write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Out.</text:span>wready</text:p>
          </table:table-cell>
          <table:table-cell table:style-name="Table10.A2" office:value-type="string">
            <text:p text:style-name="P47">1</text:p>
          </table:table-cell>
          <table:table-cell table:style-name="Table10.C2" office:value-type="string">
            <text:p text:style-name="P47">Write data ready <text:span text:style-name="T49">output</text:span></text:p>
          </table:table-cell>
        </table:table-row>
        <table:table-row>
          <table:table-cell table:style-name="Table10.A2" office:value-type="string">
            <text:p text:style-name="P41"><text:span text:style-name="T50">axilIn.</text:span>wvalid</text:p>
          </table:table-cell>
          <table:table-cell table:style-name="Table10.A2" office:value-type="string">
            <text:p text:style-name="P41">1</text:p>
          </table:table-cell>
          <table:table-cell table:style-name="Table10.C2" office:value-type="string">
            <text:p text:style-name="P47">Write data valid <text:span text:style-name="T49">input</text:span></text:p>
          </table:table-cell>
        </table:table-row>
        <table:table-row>
          <table:table-cell table:style-name="Table10.A2" office:value-type="string">
            <text:p text:style-name="P41"><text:span text:style-name="T50">axilIn.</text:span>wdata</text:p>
          </table:table-cell>
          <table:table-cell table:style-name="Table10.A2" office:value-type="string">
            <text:p text:style-name="P41">32 bits</text:p>
          </table:table-cell>
          <table:table-cell table:style-name="Table10.C2" office:value-type="string">
            <text:p text:style-name="P47">Write data, data <text:span text:style-name="T49">input</text:span></text:p>
          </table:table-cell>
        </table:table-row>
        <table:table-row>
          <table:table-cell table:style-name="Table10.A2" office:value-type="string">
            <text:p text:style-name="P41"><text:span text:style-name="T50">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50">axilIn.</text:span>bready</text:p>
          </table:table-cell>
          <table:table-cell table:style-name="Table10.A2" office:value-type="string">
            <text:p text:style-name="P49">1</text:p>
          </table:table-cell>
          <table:table-cell table:style-name="Table10.C2" office:value-type="string">
            <text:p text:style-name="P49">Write response ready<text:span text:style-name="T51"> input</text:span></text:p>
          </table:table-cell>
        </table:table-row>
        <table:table-row>
          <table:table-cell table:style-name="Table10.A2" office:value-type="string">
            <text:p text:style-name="P41"><text:span text:style-name="T50">axilOut.</text:span>bvalid</text:p>
          </table:table-cell>
          <table:table-cell table:style-name="Table10.A2" office:value-type="string">
            <text:p text:style-name="P49">1</text:p>
          </table:table-cell>
          <table:table-cell table:style-name="Table10.C2" office:value-type="string">
            <text:p text:style-name="P49">Write response valid<text:span text:style-name="T51"> output</text:span></text:p>
          </table:table-cell>
        </table:table-row>
        <table:table-row>
          <table:table-cell table:style-name="Table10.A2" office:value-type="string">
            <text:p text:style-name="P41"><text:span text:style-name="T50">axilOut.</text:span>bresp</text:p>
          </table:table-cell>
          <table:table-cell table:style-name="Table10.A2" office:value-type="string">
            <text:p text:style-name="P49">2</text:p>
          </table:table-cell>
          <table:table-cell table:style-name="Table10.C2" office:value-type="string">
            <text:p text:style-name="P49">Write response, “00” <text:span text:style-name="T135">for Ok </text:span>is<text:span text:style-name="T51">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50">axilOut.</text:span>arready</text:p>
          </table:table-cell>
          <table:table-cell table:style-name="Table10.A2" office:value-type="string">
            <text:p text:style-name="P47">1</text:p>
          </table:table-cell>
          <table:table-cell table:style-name="Table10.C2" office:value-type="string">
            <text:p text:style-name="P47">Read address ready <text:span text:style-name="T49">output</text:span></text:p>
          </table:table-cell>
        </table:table-row>
        <table:table-row>
          <table:table-cell table:style-name="Table10.A2" office:value-type="string">
            <text:p text:style-name="P41"><text:span text:style-name="T50">axilIn.</text:span>arvalid</text:p>
          </table:table-cell>
          <table:table-cell table:style-name="Table10.A2" office:value-type="string">
            <text:p text:style-name="P41">1</text:p>
          </table:table-cell>
          <table:table-cell table:style-name="Table10.C2" office:value-type="string">
            <text:p text:style-name="P47">Read address valid <text:span text:style-name="T49">input</text:span></text:p>
          </table:table-cell>
        </table:table-row>
        <table:table-row>
          <table:table-cell table:style-name="Table10.A2" office:value-type="string">
            <text:p text:style-name="P41"><text:span text:style-name="T50">axilIn.</text:span>araddr</text:p>
          </table:table-cell>
          <table:table-cell table:style-name="Table10.A2" office:value-type="string">
            <text:p text:style-name="P46"><text:span text:style-name="T135">32 bits, 10</text:span> bits <text:span text:style-name="T135">used</text:span></text:p>
          </table:table-cell>
          <table:table-cell table:style-name="Table10.C2" office:value-type="string">
            <text:p text:style-name="P41">Read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50">axilOut.</text:span>rvalid</text:p>
          </table:table-cell>
          <table:table-cell table:style-name="Table10.A2" office:value-type="string">
            <text:p text:style-name="P41">1</text:p>
          </table:table-cell>
          <table:table-cell table:style-name="Table10.C2" office:value-type="string">
            <text:p text:style-name="P51">Read data valid<text:span text:style-name="T51"> <text:s/>output</text:span></text:p>
          </table:table-cell>
        </table:table-row>
        <table:table-row>
          <table:table-cell table:style-name="Table10.A2" office:value-type="string">
            <text:p text:style-name="P41"><text:span text:style-name="T50">axilOut.</text:span>rdata</text:p>
          </table:table-cell>
          <table:table-cell table:style-name="Table10.A2" office:value-type="string">
            <text:p text:style-name="P41">32 bits</text:p>
          </table:table-cell>
          <table:table-cell table:style-name="Table10.C2" office:value-type="string">
            <text:p text:style-name="P51">Read data, data<text:span text:style-name="T51"> <text:s/>output</text:span></text:p>
          </table:table-cell>
        </table:table-row>
        <table:table-row>
          <table:table-cell table:style-name="Table10.A2" office:value-type="string">
            <text:p text:style-name="P41"><text:span text:style-name="T50">axilOut.</text:span>rresp</text:p>
          </table:table-cell>
          <table:table-cell table:style-name="Table10.A2" office:value-type="string">
            <text:p text:style-name="P49">2</text:p>
          </table:table-cell>
          <table:table-cell table:style-name="Table10.C2" office:value-type="string">
            <text:p text:style-name="P50">Read response, “00” <text:span text:style-name="T135">for </text:span>Ok<text:span text:style-name="T51"> is output</text:span>.</text:p>
          </table:table-cell>
        </table:table-row>
      </table:table>
      <text:p text:style-name="Text_20_body"/>
      <text:p text:style-name="Text_20_body">When reading data there will be a <text:span text:style-name="T176">6</text:span> clock cycle delay before the <text:span text:style-name="T50">axilOut.rvalid is set. The delay handles the clock domain crossing latencies.</text:span></text:p>
      <text:h text:style-name="Heading_20_2" text:outline-level="2"><text:bookmark-start text:name="__RefHeading___Toc3896_242116693"/>NVMe <text:span text:style-name="T53">write d</text:span>ata <text:span text:style-name="T53">s</text:span>tream<text:bookmark-end text:name="__RefHeading___Toc3896_242116693"/></text:h>
      <text:p text:style-name="P129">This accepts the Dune data on an AXI4-Stream interface <text:span text:style-name="T52">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01">Item</text:p>
          </table:table-cell>
          <table:table-cell table:style-name="Table4.A1" office:value-type="string">
            <text:p text:style-name="P195">I<text:span text:style-name="T43">nfo</text:span></text:p>
          </table:table-cell>
          <table:table-cell table:style-name="Table4.C1" office:value-type="string">
            <text:p text:style-name="P201">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93">256</text:span> bits</text:p>
          </table:table-cell>
          <table:table-cell table:style-name="Table4.C2" office:value-type="string">
            <text:p text:style-name="P53"><text:span text:style-name="T136">8</text:span> GBytes per second interface <text:span text:style-name="T78">(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9">4 </text:span>k<text:span text:style-name="T93">Bytes</text:span></text:p>
          </table:table-cell>
          <table:table-cell table:style-name="Table4.C2" office:value-type="string">
            <text:p text:style-name="P56">The NVMe will expect a stream of data which is a multiple of <text:span text:style-name="T79">4 </text:span>kBytes, <text:span text:style-name="T94">the “last” signal being set on the last data transfer in a 4 kByte block.</text:span></text:p>
          </table:table-cell>
        </table:table-row>
      </table:table>
      <text:p text:style-name="P122"/>
      <text:p text:style-name="Text_20_body">The <text:span text:style-name="T68">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51">If th<text:span text:style-name="T95">is external</text:span> buffer is getting too full, some means of dropping data needs to be provided <text:span text:style-name="T95">to handle extreme Nvme latencies</text:span>. <text:span text:style-name="T95">We are unsure as yet what the peak latencies of the Nvme drives used will be.</text:span></text:p>
      <text:p text:style-name="P151"><text:span text:style-name="T96">The core provides the user with two methods of achieving flow control: an externally controlled method and an internal to the </text:span>NvmeStorage core <text:span text:style-name="T96">method</text:span>.</text:p>
      <text:p text:style-name="P189"><text:span text:style-name="T79">If handled by the external logic, this can drop 4 kByte blocks based on the state of its buffer. The external logic would set the </text:span><text:span text:style-name="T125">dataDropBlocks</text:span><text:span text:style-name="T137"> input low. It would likely be best to drop complete super packets to ease data integrity issues and reduce the number of super packets with data loss.</text:span></text:p>
      <text:p text:style-name="P150">If handled, by the NvmeStorage module, then the external logic would set <text:span text:style-name="T96">the</text:span> <text:span text:style-name="T125">dataDropBlocks</text:span><text:span text:style-name="T137"> </text:span>input high when the<text:span text:style-name="T80"> external logic’s buffer is getting too full. When this occurs the NvmeStorage core will drop <text:s/>complete 4 kByte blocks from the data input FIFO’s and increment its packets dropped register. The </text:span><text:span text:style-name="T126">NumBlocksDrop</text:span><text:span text:style-name="T80"> parameter defines how many blocks to drop at a time. It would likely be best to make this an even number so that blocks are dropped from both Nvme’s equally. The </text:span><text:span text:style-name="T126">BlocksLost</text:span><text:span text:style-name="T80"> register can then be directly read by the host’s software at the end of a capture cycle.</text:span></text:p>
      <text:p text:style-name="P150"><text:span text:style-name="T80">We don’t expect this </text:span>dropping of packets <text:span text:style-name="T80">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01">Item</text:p>
          </table:table-cell>
          <table:table-cell table:style-name="Table6.A1" office:value-type="string">
            <text:p text:style-name="P201">Bits</text:p>
          </table:table-cell>
          <table:table-cell table:style-name="Table6.C1" office:value-type="string">
            <text:p text:style-name="P201">Notes</text:p>
          </table:table-cell>
        </table:table-row>
        <table:table-row>
          <table:table-cell table:style-name="Table6.A2" office:value-type="string">
            <text:p text:style-name="P82">dataEnabledOut</text:p>
          </table:table-cell>
          <table:table-cell table:style-name="Table6.A2" office:value-type="string">
            <text:p text:style-name="P86"><text:span text:style-name="T118">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7">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3">output</text:span>.</text:p>
          </table:table-cell>
        </table:table-row>
        <table:table-row>
          <table:table-cell table:style-name="Table6.A2" office:value-type="string">
            <text:p text:style-name="P42"><text:span text:style-name="T53">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3">input</text:span></text:p>
          </table:table-cell>
        </table:table-row>
        <table:table-row>
          <table:table-cell table:style-name="Table6.A2" office:value-type="string">
            <text:p text:style-name="P42"><text:span text:style-name="T53">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text:soft-page-break/>of <text:span text:style-name="T97">a</text:span> <text:span text:style-name="T79">4</text:span> k<text:span text:style-name="T97">Byte block.</text:span></text:p>
          </table:table-cell>
        </table:table-row>
        <table:table-row>
          <table:table-cell table:style-name="Table6.A2" office:value-type="string">
            <text:p text:style-name="P42"><text:span text:style-name="T53">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22" text:outline-level="2"><text:bookmark-start text:name="__RefHeading___Toc3898_242116693"/>NVMe <text:span text:style-name="T107">ToHost Control/D</text:span>ata <text:span text:style-name="T53">s</text:span>tream<text:bookmark-end text:name="__RefHeading___Toc3898_242116693"/></text:h>
      <text:p text:style-name="P129">This <text:span text:style-name="T106">AXI4 stream is used to </text:span>send the <text:span text:style-name="T106">Nvme stored data blocks to the </text:span>host computer when reading the data. <text:span text:style-name="T107">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01">Item</text:p>
          </table:table-cell>
          <table:table-cell table:style-name="Table7.A1" office:value-type="string">
            <text:p text:style-name="P195">I<text:span text:style-name="T43">nfo</text:span></text:p>
          </table:table-cell>
          <table:table-cell table:style-name="Table7.C1" office:value-type="string">
            <text:p text:style-name="P201">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8">(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3">28 Byte packets</text:span></text:p>
          </table:table-cell>
          <table:table-cell table:style-name="Table7.C2" office:value-type="string">
            <text:p text:style-name="P59">The raw PCIe write data stream will be sent with the Xilinx PCIe blocks data headers</text:p>
          </table:table-cell>
        </table:table-row>
      </table:table>
      <text:p text:style-name="P122"/>
      <text:p text:style-name="P122"/>
      <table:table table:name="Table8" table:style-name="Table8">
        <table:table-column table:style-name="Table8.A"/>
        <table:table-column table:style-name="Table8.B"/>
        <table:table-column table:style-name="Table8.C"/>
        <table:table-row>
          <table:table-cell table:style-name="Table8.A1" office:value-type="string">
            <text:p text:style-name="P201">Item</text:p>
          </table:table-cell>
          <table:table-cell table:style-name="Table8.A1" office:value-type="string">
            <text:p text:style-name="P201">Bits</text:p>
          </table:table-cell>
          <table:table-cell table:style-name="Table8.C1" office:value-type="string">
            <text:p text:style-name="P201">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4">input</text:span>.</text:p>
          </table:table-cell>
        </table:table-row>
        <table:table-row>
          <table:table-cell table:style-name="Table8.A2" office:value-type="string">
            <text:p text:style-name="P45"><text:span text:style-name="T53">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4">output</text:span></text:p>
          </table:table-cell>
        </table:table-row>
        <table:table-row>
          <table:table-cell table:style-name="Table8.A2" office:value-type="string">
            <text:p text:style-name="P45"><text:span text:style-name="T53">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7">packet</text:span>. Set at the end of each data packet.</text:p>
          </table:table-cell>
        </table:table-row>
        <table:table-row>
          <table:table-cell table:style-name="Table8.A2" office:value-type="string">
            <text:p text:style-name="P45"><text:span text:style-name="T53">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3">hostRecv</text:span>.keep</text:p>
          </table:table-cell>
          <table:table-cell table:style-name="Table8.A2" office:value-type="string">
            <text:p text:style-name="P90"><text:span text:style-name="T118">out </text:span>4 bits</text:p>
          </table:table-cell>
          <table:table-cell table:style-name="Table8.C2" office:value-type="string">
            <text:p text:style-name="P90">One bit for each 32bit word that is present in the 128 bits being transferred.</text:p>
          </table:table-cell>
        </table:table-row>
      </table:table>
      <text:p text:style-name="P133"/>
      <text:p text:style-name="P140">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on the NVMe interfaces. </text:span>The <text:span text:style-name="T107">packet structure</text:span> <text:span text:style-name="T107">is based on the Xilinx Pcie Gen3 hard blocks “TLP” packets.</text:span></text:p>
      <text:p text:style-name="P160">See the section on the Communication with the Nvme <text:span text:style-name="T107">for more information.</text:span></text:p>
      <text:h text:style-name="P223" text:outline-level="2"><text:bookmark-start text:name="__RefHeading___Toc3900_242116693"/>NVMe <text:span text:style-name="T107">FromHost Control/D</text:span>ata <text:span text:style-name="T53">s</text:span>tream<text:bookmark-end text:name="__RefHeading___Toc3900_242116693"/></text:h>
      <text:p text:style-name="P130">This <text:span text:style-name="T64">is an optional stream to send PCIe request packets to the Nvme devices. Requests should match the Xilinx Pcie Gen3 hard blocks “TLP” request packets. Responses will be </text:span>sen<text:span text:style-name="T64">t on the ToHost Control/Data stream with appropriate headers.</text:span> <text:span text:style-name="T64">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05">Item</text:p>
          </table:table-cell>
          <table:table-cell table:style-name="Table16.A1" office:value-type="string">
            <text:p text:style-name="P196">I<text:span text:style-name="T43">nfo</text:span></text:p>
          </table:table-cell>
          <table:table-cell table:style-name="Table16.C1" office:value-type="string">
            <text:p text:style-name="P205">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8">(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3">28 Byte </text:span><text:soft-page-break/><text:span text:style-name="T53">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24"/>
      <table:table table:name="Table17" table:style-name="Table17">
        <table:table-column table:style-name="Table17.A"/>
        <table:table-column table:style-name="Table17.B"/>
        <table:table-column table:style-name="Table17.C"/>
        <table:table-row>
          <table:table-cell table:style-name="Table17.A1" office:value-type="string">
            <text:p text:style-name="P205">Item</text:p>
          </table:table-cell>
          <table:table-cell table:style-name="Table17.A1" office:value-type="string">
            <text:p text:style-name="P205">Bits</text:p>
          </table:table-cell>
          <table:table-cell table:style-name="Table17.C1" office:value-type="string">
            <text:p text:style-name="P205">Notes</text:p>
          </table:table-cell>
        </table:table-row>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4">output</text:span>.</text:p>
          </table:table-cell>
        </table:table-row>
        <table:table-row>
          <table:table-cell table:style-name="Table17.A2" office:value-type="string">
            <text:p text:style-name="P45"><text:span text:style-name="T53">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4">input. Set to 0 if the control interface is not used.</text:span></text:p>
          </table:table-cell>
        </table:table-row>
        <table:table-row>
          <table:table-cell table:style-name="Table17.A2" office:value-type="string">
            <text:p text:style-name="P45"><text:span text:style-name="T53">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7">Set to 1 in the l</text:span>ast word of <text:span text:style-name="T107">the packet.</text:span></text:p>
          </table:table-cell>
        </table:table-row>
        <table:table-row>
          <table:table-cell table:style-name="Table17.A2" office:value-type="string">
            <text:p text:style-name="P45"><text:span text:style-name="T53">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4">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8">in </text:span>4 bits</text:p>
          </table:table-cell>
          <table:table-cell table:style-name="Table17.C2" office:value-type="string">
            <text:p text:style-name="P91">One bit for each 32bit word that is present in the 128 bits being transferred.</text:p>
          </table:table-cell>
        </table:table-row>
      </table:table>
      <text:p text:style-name="P134"/>
      <text:p text:style-name="P153">Please see the section “Communication with the Nvme” for more details on how to use the fromHost and toHost interfaces <text:span text:style-name="T99">to communicate with the Nvme devices.</text:span></text:p>
      <text:h text:style-name="Heading_20_1" text:outline-level="1"><text:bookmark-start text:name="__RefHeading___Toc3902_242116693"/>Control and status registers<text:bookmark-end text:name="__RefHeading___Toc3902_242116693"/></text:h>
      <text:p text:style-name="P161">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2">Item</text:p>
          </table:table-cell>
          <table:table-cell table:style-name="Table11.A1" office:value-type="string">
            <text:p text:style-name="P204">Address</text:p>
          </table:table-cell>
          <table:table-cell table:style-name="Table11.A1" office:value-type="string">
            <text:p text:style-name="P202">Bits</text:p>
          </table:table-cell>
          <table:table-cell table:style-name="Table11.D1" office:value-type="string">
            <text:p text:style-name="P202">Notes</text:p>
          </table:table-cell>
        </table:table-row>
        <table:table-row>
          <table:table-cell table:style-name="Table11.A2" office:value-type="string">
            <text:p text:style-name="P62">I<text:span text:style-name="T56">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7">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7">he control register</text:span></text:p>
          </table:table-cell>
        </table:table-row>
        <table:table-row>
          <table:table-cell table:style-name="Table11.A2" office:value-type="string">
            <text:p text:style-name="P43">S<text:span text:style-name="T57">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68">This just returns the value of the </text:span>NvmeTotalBlocks <text:span text:style-name="T168">parameter.</text:span></text:p>
          </table:table-cell>
        </table:table-row>
        <table:table-row>
          <table:table-cell table:style-name="Table11.A2" office:value-type="string">
            <text:p text:style-name="P88"><text:span text:style-name="T69">Blocks</text:span>Lost</text:p>
          </table:table-cell>
          <table:table-cell table:style-name="Table11.A2" office:value-type="string">
            <text:p text:style-name="P88">0x00<text:span text:style-name="T116">10</text:span></text:p>
          </table:table-cell>
          <table:table-cell table:style-name="Table11.A2" office:value-type="string">
            <text:p text:style-name="P66">32 bits</text:p>
          </table:table-cell>
          <table:table-cell table:style-name="Table11.D2" office:value-type="string">
            <text:p text:style-name="P88">The number of blocks lost <text:span text:style-name="T177">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4">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6">044</text:span></text:p>
          </table:table-cell>
          <table:table-cell table:style-name="Table11.A2" office:value-type="string">
            <text:p text:style-name="P67">32 bits</text:p>
          </table:table-cell>
          <table:table-cell table:style-name="Table11.D2" office:value-type="string">
            <text:p text:style-name="P67">The data chunk size in <text:span text:style-name="T85">4</text:span>k blocks. <text:span text:style-name="T167">Note that the capture will be limited to the total number of blocks on the device for safety as set by the </text:span>NvmeTotalBlocks <text:span text:style-name="T167">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4">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4">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6">imeUs</text:span></text:p>
          </table:table-cell>
          <table:table-cell table:style-name="Table11.A2" office:value-type="string">
            <text:p text:style-name="P76">0x0<text:span text:style-name="T114">050</text:span></text:p>
          </table:table-cell>
          <table:table-cell table:style-name="Table11.A2" office:value-type="string">
            <text:p text:style-name="P67">32 bits</text:p>
          </table:table-cell>
          <table:table-cell table:style-name="Table11.D2" office:value-type="string">
            <text:p text:style-name="P70">T<text:span text:style-name="T86">he time in microseconds since the start of the capture</text:span></text:p>
          </table:table-cell>
        </table:table-row>
        <text:soft-page-break/>
        <table:table-row>
          <table:table-cell table:style-name="Table11.A2" office:value-type="string">
            <text:p text:style-name="P106">PeakLatency<text:span text:style-name="T138">Us</text:span></text:p>
          </table:table-cell>
          <table:table-cell table:style-name="Table11.A2" office:value-type="string">
            <text:p text:style-name="P108">0x0054</text:p>
          </table:table-cell>
          <table:table-cell table:style-name="Table11.A2" office:value-type="string">
            <text:p text:style-name="P107">32 bits</text:p>
          </table:table-cell>
          <table:table-cell table:style-name="Table11.D2" office:value-type="string">
            <text:p text:style-name="P108">The peak block write latency in microsec<text:span text:style-name="T139">onds for a block write request</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4">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6">Status</text:span></text:p>
          </table:table-cell>
          <table:table-cell table:style-name="Table11.A2" office:value-type="string">
            <text:p text:style-name="P87">0x00<text:span text:style-name="T114">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6">088</text:span></text:p>
          </table:table-cell>
          <table:table-cell table:style-name="Table11.A2" office:value-type="string">
            <text:p text:style-name="P73">32 bits</text:p>
          </table:table-cell>
          <table:table-cell table:style-name="Table11.D2" office:value-type="string">
            <text:p text:style-name="P73">The <text:span text:style-name="T58">starting 4</text:span> kByte read block number</text:p>
          </table:table-cell>
        </table:table-row>
        <table:table-row>
          <table:table-cell table:style-name="Table11.A2" office:value-type="string">
            <text:p text:style-name="P43">R<text:span text:style-name="T58">eadNumBlocks</text:span></text:p>
          </table:table-cell>
          <table:table-cell table:style-name="Table11.A2" office:value-type="string">
            <text:p text:style-name="P76">0x0<text:span text:style-name="T86">08C</text:span></text:p>
          </table:table-cell>
          <table:table-cell table:style-name="Table11.A2" office:value-type="string">
            <text:p text:style-name="P66">32 bits</text:p>
          </table:table-cell>
          <table:table-cell table:style-name="Table11.D2" office:value-type="string">
            <text:p text:style-name="P66">T<text:span text:style-name="T58">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5">sets of </text:span>registers directly access the individual Nvme<text:span text:style-name="T140">StorageUnit</text:span> engines of the two Nvme devices. The standard set of <text:span text:style-name="T115">r</text:span>egisters, <text:span text:style-name="T115">starting at address 0, </text:span>provide access to both Nvme0 and Nvme1 simultaneously when written too. The read values of these will be from Nvme0 only. (Maybe error is generate<text:span text:style-name="T102">d</text:span> from both sources ?)</text:p>
      <text:p text:style-name="P5"/>
      <text:h text:style-name="Heading_20_2" text:outline-level="2"><text:bookmark-start text:name="__RefHeading___Toc1213_1809817560"/>Control Register<text:bookmark-end text:name="__RefHeading___Toc1213_1809817560"/></text:h>
      <text:p text:style-name="P155">The control register controls the overal<text:span text:style-name="T101">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02">Item</text:p>
          </table:table-cell>
          <table:table-cell table:style-name="Table13.A1" office:value-type="string">
            <text:p text:style-name="P202">Bits</text:p>
          </table:table-cell>
          <table:table-cell table:style-name="Table13.C1" office:value-type="string">
            <text:p text:style-name="P202">Notes</text:p>
          </table:table-cell>
        </table:table-row>
        <table:table-row>
          <table:table-cell table:style-name="Table13.A2" office:value-type="string">
            <text:p text:style-name="P62">R<text:span text:style-name="T62">eset</text:span></text:p>
          </table:table-cell>
          <table:table-cell table:style-name="Table13.A2" office:value-type="string">
            <text:p text:style-name="P67">0</text:p>
          </table:table-cell>
          <table:table-cell table:style-name="Table13.C2" office:value-type="string">
            <text:p text:style-name="P67">Set high to <text:span text:style-name="T60">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5">The Reset bit, when set high, will <text:span text:style-name="T141">generate a 100ms reset pulse that will </text:span>instigate a reset of the module and the <text:span text:style-name="T141">external </text:span>Nvme devices.</text:p>
      <text:p text:style-name="P156">If the core is configure<text:span text:style-name="T100">d</text:span> to initialise on reset, then it will itself <text:span text:style-name="T142">configure</text:span> the Nvme devices <text:span text:style-name="T142">just after reset</text:span>. <text:span text:style-name="T100">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02">Item</text:p>
          </table:table-cell>
          <table:table-cell table:style-name="Table14.A1" office:value-type="string">
            <text:p text:style-name="P202">Bits</text:p>
          </table:table-cell>
          <table:table-cell table:style-name="Table14.C1" office:value-type="string">
            <text:p text:style-name="P202">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3">hen high reset is in progress</text:span></text:p>
          </table:table-cell>
        </table:table-row>
        <table:table-row>
          <table:table-cell table:style-name="Table14.A2" office:value-type="string">
            <text:p text:style-name="P62">I<text:span text:style-name="T59">nitialised</text:span></text:p>
          </table:table-cell>
          <table:table-cell table:style-name="Table14.A2" office:value-type="string">
            <text:p text:style-name="P78">1</text:p>
          </table:table-cell>
          <table:table-cell table:style-name="Table14.C2" office:value-type="string">
            <text:p text:style-name="P67">W<text:span text:style-name="T60">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1">occurred</text:span></text:p>
          </table:table-cell>
        </table:table-row>
      </table:table>
      <text:p text:style-name="P123"/>
      <text:h text:style-name="P224" text:outline-level="2"><text:bookmark-start text:name="__RefHeading___Toc5616_3225593621"/>Read Blocks System<text:bookmark-end text:name="__RefHeading___Toc5616_3225593621"/></text:h>
      <text:p text:style-name="P6"><text:span text:style-name="T56">The read block system will send the block data over a</text:span> AXI4-Stream interface <text:span text:style-name="T143">to a host computer. The AXI4-Stream would typically </text:span>be connected to a Xilinx PCIe DMA core and be read using the Linux XDMA <text:span text:style-name="T110">or other such driver </text:span>driver.</text:p>
      <text:p text:style-name="P6"/>
      <text:p text:style-name="P9">In order to read data blocks the host computer should set the <text:span text:style-name="T111">ReadBlock </text:span>register to the starting block number and the ReadNumBlocks to how many blocks to read. When the ReadControl register’s ReadEnable bit is set the NvmeStorage core will read the data from the Nvme devices and send the resulting data as P<text:span text:style-name="T143">CIe</text:span> “TLP” packets to the host over t<text:span text:style-name="T143">h</text:span>e ToHost AXI4 stream.</text:p>
      <text:p text:style-name="P9">The bottom 2<text:span text:style-name="T143">4</text:span> bits of the <text:span text:style-name="T112">address field in the </text:span>Pcie packets header can be used to determine the packets are block read data and are in the correct sequence. <text:span text:style-name="T112">(We could change the system to use 64bit addressing if needed).</text:span></text:p>
      <text:h text:style-name="Heading_20_3" text:outline-level="3"><text:bookmark-start text:name="__RefHeading___Toc3904_242116693"/><text:span text:style-name="T63">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03">Item</text:p>
          </table:table-cell>
          <table:table-cell table:style-name="Table15.A1" office:value-type="string">
            <text:p text:style-name="P203">Bits</text:p>
          </table:table-cell>
          <table:table-cell table:style-name="Table15.C1" office:value-type="string">
            <text:p text:style-name="P203">Notes</text:p>
          </table:table-cell>
        </table:table-row>
        <table:table-row>
          <table:table-cell table:style-name="Table15.A2" office:value-type="string">
            <text:p text:style-name="P63">R<text:span text:style-name="T63">eadEnable</text:span></text:p>
          </table:table-cell>
          <table:table-cell table:style-name="Table15.A2" office:value-type="string">
            <text:p text:style-name="P68">0</text:p>
          </table:table-cell>
          <table:table-cell table:style-name="Table15.C2" office:value-type="string">
            <text:p text:style-name="P68">Set high to <text:span text:style-name="T63">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06">Item</text:p>
          </table:table-cell>
          <table:table-cell table:style-name="Table18.A1" office:value-type="string">
            <text:p text:style-name="P206">Bits</text:p>
          </table:table-cell>
          <table:table-cell table:style-name="Table18.C1" office:value-type="string">
            <text:p text:style-name="P206">Notes</text:p>
          </table:table-cell>
        </table:table-row>
        <table:table-row>
          <table:table-cell table:style-name="Table18.A2" office:value-type="string">
            <text:p text:style-name="P64">R<text:span text:style-name="T63">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215" text:outline-level="1"><text:bookmark-start text:name="__RefHeading___Toc5620_3225593621"/>Communication with the Nvme <text:span text:style-name="T178">devices</text:span><text:bookmark-end text:name="__RefHeading___Toc5620_3225593621"/></text:h>
      <text:p text:style-name="P157">This section describe<text:span text:style-name="T189">s</text:span> how to communicate directly with the Nvme devices over the <text:span text:style-name="T113">F</text:span>romHost/<text:span text:style-name="T113">T</text:span>oHost Pcie packet streams. <text:span text:style-name="T189">The DuneNvmeStorageDesign document should be consulted along with the Xilinx PCie Gen 3 hard block document PG156 and the Nvme Express Revsion 1.3 specification document.</text:span></text:p>
      <text:p text:style-name="P257">In essence the host computer can send Nvme register read/write requests and also send an Nvme admin or read/write data IO <text:span text:style-name="T189">queued </text:span>request over the FromHost AXI4 stream. The NvmeStorage’s request/reply queue engine can be used to simplify sending and receiving queued requests and replies. Responses to these request packets are sent <text:span text:style-name="T189">back </text:span>to the host over the ToHost AXI4 Stream.</text:p>
      <text:p text:style-name="P141">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text:span>The <text:span text:style-name="T107">packet structure</text:span> <text:span text:style-name="T107">is </text:span><text:soft-page-break/><text:span text:style-name="T107">based on the Xilinx Pcie Gen3 hard blocks “TLP” packets with some alteration to the meaning of some of the bits for usage in the NvmeStorage system. The test software uses data structures to define these packets. The following describing the main fields used in a PCIe reques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07">DWord <text:span text:style-name="T107">(32bits)</text:span></text:p>
          </table:table-cell>
          <table:table-cell table:style-name="Table20.A1" office:value-type="string">
            <text:p text:style-name="P207">Value</text:p>
          </table:table-cell>
          <table:table-cell table:style-name="Table20.C1" office:value-type="string">
            <text:p text:style-name="P207">Description</text:p>
          </table:table-cell>
        </table:table-row>
        <table:table-row>
          <table:table-cell table:style-name="Table20.A2" office:value-type="string">
            <text:p text:style-name="P101">0</text:p>
          </table:table-cell>
          <table:table-cell table:style-name="Table20.A2" office:value-type="string">
            <text:p text:style-name="P101">0x<text:span text:style-name="T67">NSAAAAAA</text:span></text:p>
          </table:table-cell>
          <table:table-cell table:style-name="Table20.C2" office:value-type="string">
            <text:p text:style-name="P101">The destination address <text:span text:style-name="T65">with destination identifiers</text:span>. This will have the <text:span text:style-name="T66">NVME</text:span> identified in the topmost 4 bits, <text:span text:style-name="T66">the destination stream engine in bits 24-27</text:span> and the byte address <text:span text:style-name="T189">in the remaining 24 bits</text:span>. <text:span text:style-name="T66">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1"><text:span text:style-name="T190">0x000SRCCC</text:span></text:p>
          </table:table-cell>
          <table:table-cell table:style-name="Table20.C2" office:value-type="string">
            <text:p text:style-name="P234"><text:span text:style-name="T193">S: Stream, R: r</text:span>equest type and <text:span text:style-name="T193">CCC: </text:span>DWord count <text:span text:style-name="T191">(request is 5 bits count is 11 bits)</text:span></text:p>
          </table:table-cell>
        </table:table-row>
        <table:table-row>
          <table:table-cell table:style-name="Table20.A2" office:value-type="string">
            <text:p text:style-name="P101">3</text:p>
          </table:table-cell>
          <table:table-cell table:style-name="Table20.A2" office:value-type="string">
            <text:p text:style-name="P233">0x000000<text:span text:style-name="T84">TT</text:span></text:p>
          </table:table-cell>
          <table:table-cell table:style-name="Table20.C2" office:value-type="string">
            <text:p text:style-name="P233"><text:span text:style-name="T192">TT: </text:span>Request tag</text:p>
          </table:table-cell>
        </table:table-row>
        <table:table-row>
          <table:table-cell table:style-name="Table20.A2" office:value-type="string">
            <text:p text:style-name="P101">4 -n</text:p>
          </table:table-cell>
          <table:table-cell table:style-name="Table20.A2" office:value-type="string">
            <text:p text:style-name="P105">...</text:p>
          </table:table-cell>
          <table:table-cell table:style-name="Table20.C2" office:value-type="string">
            <text:p text:style-name="P101">The following DWords contain the data</text:p>
          </table:table-cell>
        </table:table-row>
      </table:table>
      <text:p text:style-name="P165"/>
      <text:p text:style-name="P154">When replies to requests <text:span text:style-name="T193">are received from the ToHost s</text:span>tream <text:span text:style-name="T193">the replies</text:span>,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97">DWord <text:span text:style-name="T108">(32 bits)</text:span></text:p>
          </table:table-cell>
          <table:table-cell table:style-name="Table21.A1" office:value-type="string">
            <text:p text:style-name="P207">Value</text:p>
          </table:table-cell>
          <table:table-cell table:style-name="Table21.C1" office:value-type="string">
            <text:p text:style-name="P207">Description</text:p>
          </table:table-cell>
        </table:table-row>
        <table:table-row>
          <table:table-cell table:style-name="Table21.A2" office:value-type="string">
            <text:p text:style-name="P102">0</text:p>
          </table:table-cell>
          <table:table-cell table:style-name="Table21.A2" office:value-type="string">
            <text:p text:style-name="P102">0x<text:span text:style-name="T81">0BBBEAAA</text:span></text:p>
          </table:table-cell>
          <table:table-cell table:style-name="Table21.C2" office:value-type="string">
            <text:p text:style-name="P102"><text:span text:style-name="T81">B</text:span>: <text:span text:style-name="T81">Byte count, E</text:span>: <text:span text:style-name="T81">Error</text:span>, A: <text:span text:style-name="T195">Lower bits of the a</text:span>ddress</text:p>
          </table:table-cell>
        </table:table-row>
        <table:table-row>
          <table:table-cell table:style-name="Table21.A2" office:value-type="string">
            <text:p text:style-name="P102">1</text:p>
          </table:table-cell>
          <table:table-cell table:style-name="Table21.A2" office:value-type="string">
            <text:p text:style-name="P102">0<text:span text:style-name="T81">x000SUCCC</text:span></text:p>
          </table:table-cell>
          <table:table-cell table:style-name="Table21.C2" office:value-type="string">
            <text:p text:style-name="P103">S: <text:span text:style-name="T82">Stream, U: </text:span>Status, C: DWord coun<text:span text:style-name="T83">t</text:span></text:p>
          </table:table-cell>
        </table:table-row>
        <table:table-row>
          <table:table-cell table:style-name="Table21.A2" office:value-type="string">
            <text:p text:style-name="P104">2</text:p>
          </table:table-cell>
          <table:table-cell table:style-name="Table21.A2" office:value-type="string">
            <text:p text:style-name="P102">0x<text:span text:style-name="T108">8</text:span>00000<text:span text:style-name="T84">TT</text:span></text:p>
          </table:table-cell>
          <table:table-cell table:style-name="Table21.C2" office:value-type="string">
            <text:p text:style-name="P235"><text:span text:style-name="T108">Reply bit set and T: r</text:span>equest tag. <text:span text:style-name="T108">Bit 31 is set to 1 for replies and 0 for requests so the type of packet can be determined.</text:span></text:p>
          </table:table-cell>
        </table:table-row>
        <table:table-row>
          <table:table-cell table:style-name="Table21.A2" office:value-type="string">
            <text:p text:style-name="P101"><text:span text:style-name="T194">3</text:span> -n</text:p>
          </table:table-cell>
          <table:table-cell table:style-name="Table21.A2" office:value-type="string">
            <text:p text:style-name="P105">...</text:p>
          </table:table-cell>
          <table:table-cell table:style-name="Table21.C2" office:value-type="string">
            <text:p text:style-name="P101">The following DWords contain the data</text:p>
          </table:table-cell>
        </table:table-row>
      </table:table>
      <text:p text:style-name="P141"/>
      <text:p text:style-name="P258">Bit 95 of the header (DWord 2 bit 31) <text:span text:style-name="T109">is set to 1 for replies and 0 for requests so the type of packet can be determined.</text:span></text:p>
      <text:p text:style-name="P258"/>
      <text:p text:style-name="P259">*** TBD ***</text:p>
      <text:h text:style-name="P216" text:outline-level="1"><text:bookmark-start text:name="__RefHeading___Toc3584_1249204197"/>Using The NvmeStorage Module<text:bookmark-end text:name="__RefHeading___Toc3584_1249204197"/></text:h>
      <text:p text:style-name="P166">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text:soft-page-break/>NvmeStoragePkg.vhd file that defines overal<text:span text:style-name="T149">l</text:span> interface’s and parameters for the system that should be included in code using the NvmeStorage module.</text:p>
      <text:p text:style-name="P166">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9">False</text:p>
          </table:table-cell>
          <table:table-cell table:style-name="Table9.C2" office:value-type="string">
            <text:p text:style-name="Table_20_Contents">Generate simulation core <text:span text:style-name="T144">for debug</text:span></text:p>
          </table:table-cell>
        </table:table-row>
        <table:table-row>
          <table:table-cell table:style-name="Table9.A2" office:value-type="string">
            <text:p text:style-name="P116">Platform</text:p>
          </table:table-cell>
          <table:table-cell table:style-name="Table9.A2" office:value-type="string">
            <text:p text:style-name="P116"><text:span text:style-name="T149">U</text:span>ltrascale</text:p>
          </table:table-cell>
          <table:table-cell table:style-name="Table9.C2" office:value-type="string">
            <text:p text:style-name="P116">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09">4 ns <text:span text:style-name="T144">(250 MHz)</text:span></text:p>
          </table:table-cell>
          <table:table-cell table:style-name="Table9.C2" office:value-type="string">
            <text:p text:style-name="Table_20_Contents">Clock period for timers. <text:span text:style-name="T144">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09">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9">2</text:p>
          </table:table-cell>
          <table:table-cell table:style-name="Table9.C2" office:value-type="string">
            <text:p text:style-name="P110">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09">False</text:p>
          </table:table-cell>
          <table:table-cell table:style-name="Table9.C2" office:value-type="string">
            <text:p text:style-name="P110">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17">512</text:p>
          </table:table-cell>
          <table:table-cell table:style-name="Table9.C2" office:value-type="string">
            <text:p text:style-name="P110">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09">134217728</text:p>
          </table:table-cell>
          <table:table-cell table:style-name="Table9.C2" office:value-type="string">
            <text:p text:style-name="P110">The total number of 4k blocks availabl<text:span text:style-name="T158">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17">4</text:p>
          </table:table-cell>
          <table:table-cell table:style-name="Table9.C2" office:value-type="string">
            <text:p text:style-name="P110">The doorbell register stride</text:p>
          </table:table-cell>
        </table:table-row>
      </table:table>
      <text:p text:style-name="P167"/>
      <text:p text:style-name="P167"><text:span text:style-name="T158">FPGA m</text:span>odules/<text:span text:style-name="T158">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4">Overall module definitions</text:p>
          </table:table-cell>
        </table:table-row>
        <table:table-row>
          <table:table-cell table:style-name="Table19.A2" office:value-type="string">
            <text:p text:style-name="P113">NvmeStorage</text:p>
          </table:table-cell>
          <table:table-cell table:style-name="Table19.A2" office:value-type="string">
            <text:p text:style-name="Table_20_Contents">NvmeStorage.vhd</text:p>
          </table:table-cell>
          <table:table-cell table:style-name="Table19.C2" office:value-type="string">
            <text:p text:style-name="P114">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4">Internal definitions for module</text:p>
          </table:table-cell>
        </table:table-row>
        <table:table-row>
          <table:table-cell table:style-name="Table19.A2" office:value-type="string">
            <text:p text:style-name="P113">NvmeStorageUnit</text:p>
          </table:table-cell>
          <table:table-cell table:style-name="Table19.A2" office:value-type="string">
            <text:p text:style-name="Table_20_Contents">NvmeStorageUnit.vhd</text:p>
          </table:table-cell>
          <table:table-cell table:style-name="Table19.C2" office:value-type="string">
            <text:p text:style-name="P114">A single NVMe control engine</text:p>
          </table:table-cell>
        </table:table-row>
        <table:table-row>
          <table:table-cell table:style-name="Table19.A2" office:value-type="string">
            <text:p text:style-name="P113">NvmeConfig</text:p>
          </table:table-cell>
          <table:table-cell table:style-name="Table19.A2" office:value-type="string">
            <text:p text:style-name="Table_20_Contents">NvmeConfig.vhd</text:p>
          </table:table-cell>
          <table:table-cell table:style-name="Table19.C2" office:value-type="string">
            <text:p text:style-name="P114">Configure a NVMe engine</text:p>
          </table:table-cell>
        </table:table-row>
        <table:table-row>
          <table:table-cell table:style-name="Table19.A2" office:value-type="string">
            <text:p text:style-name="P113">NvmeWrite</text:p>
          </table:table-cell>
          <table:table-cell table:style-name="Table19.A2" office:value-type="string">
            <text:p text:style-name="Table_20_Contents">NvmeWrite.vhd</text:p>
          </table:table-cell>
          <table:table-cell table:style-name="Table19.C2" office:value-type="string">
            <text:p text:style-name="P114">Write the data to the NVMe with trim</text:p>
          </table:table-cell>
        </table:table-row>
        <table:table-row>
          <table:table-cell table:style-name="Table19.A2" office:value-type="string">
            <text:p text:style-name="P113">NvmeRead</text:p>
          </table:table-cell>
          <table:table-cell table:style-name="Table19.A2" office:value-type="string">
            <text:p text:style-name="Table_20_Contents">NvmeRead.vhd</text:p>
          </table:table-cell>
          <table:table-cell table:style-name="Table19.C2" office:value-type="string">
            <text:p text:style-name="P114">Read data from the NVMe</text:p>
          </table:table-cell>
        </table:table-row>
        <table:table-row>
          <table:table-cell table:style-name="Table19.A2" office:value-type="string">
            <text:p text:style-name="P113">NvmeQueues</text:p>
          </table:table-cell>
          <table:table-cell table:style-name="Table19.A2" office:value-type="string">
            <text:p text:style-name="Table_20_Contents">NvmeQueues.vhd</text:p>
          </table:table-cell>
          <table:table-cell table:style-name="Table19.C2" office:value-type="string">
            <text:p text:style-name="P114">Implement the shared memory NVMe request and reply queues</text:p>
          </table:table-cell>
        </table:table-row>
        <table:table-row>
          <table:table-cell table:style-name="Table19.A2" office:value-type="string">
            <text:p text:style-name="P113">StreamSwitch</text:p>
          </table:table-cell>
          <table:table-cell table:style-name="Table19.A2" office:value-type="string">
            <text:p text:style-name="Table_20_Contents">StreamSwitch.vhd</text:p>
          </table:table-cell>
          <table:table-cell table:style-name="Table19.C2" office:value-type="string">
            <text:p text:style-name="P114">Packet switch between modules</text:p>
          </table:table-cell>
        </table:table-row>
        <table:table-row>
          <table:table-cell table:style-name="Table19.A2" office:value-type="string">
            <text:p text:style-name="P113">NvmeStreamMux</text:p>
          </table:table-cell>
          <table:table-cell table:style-name="Table19.A2" office:value-type="string">
            <text:p text:style-name="Table_20_Contents">NvmeStreamMux.vhd</text:p>
          </table:table-cell>
          <table:table-cell table:style-name="Table19.C2" office:value-type="string">
            <text:p text:style-name="P114">Multiplex PCIe streams between the two NVMe units</text:p>
          </table:table-cell>
        </table:table-row>
        <table:table-row>
          <table:table-cell table:style-name="Table19.A2" office:value-type="string">
            <text:p text:style-name="P113">PcieStreamMux</text:p>
          </table:table-cell>
          <table:table-cell table:style-name="Table19.A2" office:value-type="string">
            <text:p text:style-name="Table_20_Contents">PcieStreamMux.vhd</text:p>
          </table:table-cell>
          <table:table-cell table:style-name="Table19.C2" office:value-type="string">
            <text:p text:style-name="P114">Multiplex PCIe request and reply packets</text:p>
          </table:table-cell>
        </table:table-row>
        <text:soft-page-break/>
        <table:table-row>
          <table:table-cell table:style-name="Table19.A2" office:value-type="string">
            <text:p text:style-name="P113"><text:span text:style-name="T148">R</text:span>egAccessClockConverter</text:p>
          </table:table-cell>
          <table:table-cell table:style-name="Table19.A2" office:value-type="string">
            <text:p text:style-name="Table_20_Contents">RegAccessClockConvertor.vhd</text:p>
          </table:table-cell>
          <table:table-cell table:style-name="Table19.C2" office:value-type="string">
            <text:p text:style-name="P114">Register access CDC unit</text:p>
          </table:table-cell>
        </table:table-row>
        <table:table-row>
          <table:table-cell table:style-name="Table19.A2" office:value-type="string">
            <text:p text:style-name="P113">AxisClockConverter</text:p>
          </table:table-cell>
          <table:table-cell table:style-name="Table19.A2" office:value-type="string">
            <text:p text:style-name="Table_20_Contents">AxisClockConverter.vhd</text:p>
          </table:table-cell>
          <table:table-cell table:style-name="Table19.C2" office:value-type="string">
            <text:p text:style-name="P114">AXI4-Stream CDC unit</text:p>
          </table:table-cell>
        </table:table-row>
        <table:table-row>
          <table:table-cell table:style-name="Table19.A2" office:value-type="string">
            <text:p text:style-name="P113">AxisDataConvertFifo</text:p>
          </table:table-cell>
          <table:table-cell table:style-name="Table19.A2" office:value-type="string">
            <text:p text:style-name="Table_20_Contents">AxisDataConvertFifo.vhd</text:p>
          </table:table-cell>
          <table:table-cell table:style-name="Table19.C2" office:value-type="string">
            <text:p text:style-name="P114">256 bit to 128 bit data input FIFO’s</text:p>
          </table:table-cell>
        </table:table-row>
        <table:table-row>
          <table:table-cell table:style-name="Table19.A2" office:value-type="string">
            <text:p text:style-name="P113">Ram</text:p>
          </table:table-cell>
          <table:table-cell table:style-name="Table19.A2" office:value-type="string">
            <text:p text:style-name="Table_20_Contents">Ram.vhd</text:p>
          </table:table-cell>
          <table:table-cell table:style-name="Table19.C2" office:value-type="string">
            <text:p text:style-name="P114">Simple BlockRAM implementation</text:p>
          </table:table-cell>
        </table:table-row>
        <table:table-row>
          <table:table-cell table:style-name="Table19.A2" office:value-type="string">
            <text:p text:style-name="P119">Fifo</text:p>
          </table:table-cell>
          <table:table-cell table:style-name="Table19.A2" office:value-type="string">
            <text:p text:style-name="P119">Fifo.vhd</text:p>
          </table:table-cell>
          <table:table-cell table:style-name="Table19.C2" office:value-type="string">
            <text:p text:style-name="P119">Simple register and BlockRAM based 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5">Pcie_host</text:p>
          </table:table-cell>
          <table:table-cell table:style-name="Table19.A2" office:value-type="string">
            <text:p text:style-name="Table_20_Contents">Pcie_host.xci</text:p>
          </table:table-cell>
          <table:table-cell table:style-name="Table19.C2" office:value-type="string">
            <text:p text:style-name="P115">Xilinx PCIe DMA host interface</text:p>
          </table:table-cell>
        </table:table-row>
        <table:table-row>
          <table:table-cell table:style-name="Table19.A2" office:value-type="string">
            <text:p text:style-name="P115">Pcie_nvme0</text:p>
          </table:table-cell>
          <table:table-cell table:style-name="Table19.A2" office:value-type="string">
            <text:p text:style-name="Table_20_Contents">Pcie_nvme0.xci</text:p>
          </table:table-cell>
          <table:table-cell table:style-name="Table19.C2" office:value-type="string">
            <text:p text:style-name="P115">Xilinx PCIe Gen3 hard block 0</text:p>
          </table:table-cell>
        </table:table-row>
        <table:table-row>
          <table:table-cell table:style-name="Table19.A2" office:value-type="string">
            <text:p text:style-name="P115">Pcie_nvme1</text:p>
          </table:table-cell>
          <table:table-cell table:style-name="Table19.A2" office:value-type="string">
            <text:p text:style-name="Table_20_Contents">Pcie_nvme1.xci</text:p>
          </table:table-cell>
          <table:table-cell table:style-name="Table19.C2" office:value-type="string">
            <text:p text:style-name="P115">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5">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3">DuneNvmeTestTop</text:p>
          </table:table-cell>
          <table:table-cell table:style-name="Table19.A2" office:value-type="string">
            <text:p text:style-name="Table_20_Contents">DuneNvmeTestTop.vhd</text:p>
          </table:table-cell>
          <table:table-cell table:style-name="Table19.C2" office:value-type="string">
            <text:p text:style-name="P114">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4">Test harness constraints</text:p>
          </table:table-cell>
        </table:table-row>
        <table:table-row>
          <table:table-cell table:style-name="Table19.A2" office:value-type="string">
            <text:p text:style-name="P113">Testdata</text:p>
          </table:table-cell>
          <table:table-cell table:style-name="Table19.A2" office:value-type="string">
            <text:p text:style-name="Table_20_Contents">TestData.vhd</text:p>
          </table:table-cell>
          <table:table-cell table:style-name="Table19.C2" office:value-type="string">
            <text:p text:style-name="P114">Test data source. Incrementing 32 bit number</text:p>
          </table:table-cell>
        </table:table-row>
        <table:table-row>
          <table:table-cell table:style-name="Table19.A2" office:value-type="string">
            <text:p text:style-name="P113">NvmeSim</text:p>
          </table:table-cell>
          <table:table-cell table:style-name="Table19.A2" office:value-type="string">
            <text:p text:style-name="Table_20_Contents">NvmeSim.vhd</text:p>
          </table:table-cell>
          <table:table-cell table:style-name="Table19.C2" office:value-type="string">
            <text:p text:style-name="P114">A simple NVMe simulation for test purposes</text:p>
          </table:table-cell>
        </table:table-row>
      </table:table>
      <text:p text:style-name="P167"/>
      <text:h text:style-name="P225" text:outline-level="2"><text:bookmark-start text:name="__RefHeading___Toc9901_1249204197"/>Constraints<text:bookmark-end text:name="__RefHeading___Toc9901_1249204197"/></text:h>
      <text:p text:style-name="P185">The DuneNvmeTestTop.xdc file contains the overall constraints for the test core. <text:span text:style-name="T166">The IP blocks provide individual block constraints as needed.</text:span></text:p>
      <text:p text:style-name="P186">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26" text:outline-level="2"><text:bookmark-start text:name="__RefHeading___Toc6583_3850567172"/>Building for other platforms<text:bookmark-end text:name="__RefHeading___Toc6583_3850567172"/></text:h>
      <text:p text:style-name="P188">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82">See the NvmeStorageDesign manual for details.</text:p>
      <text:h text:style-name="Heading_20_2" text:outline-level="2"><text:bookmark-start text:name="__RefHeading___Toc6585_3850567172"/><text:soft-page-break/>PCIe Gen3 IP Blocks<text:bookmark-end text:name="__RefHeading___Toc6585_3850567172"/></text:h>
      <text:p text:style-name="P183">The NvmeStorage system makes use of the Ultrascale PCIe Gen3 hard block IP to communicate with the NVMe devices. <text:span text:style-name="T165">These have been configured using the Vivado GUI tool and the *.xci files so created saved as source code. These blocks will likely need replacing with slightly different IP on different Xilinx FPGA’s.</text:span></text:p>
      <text:p text:style-name="P190"><text:span text:style-name="T175">The PCIe Gen3 hard block is instantiated within the NvmeStorageUnit module for simplicity of usage. We provide the </text:span><text:span text:style-name="T127">Platform</text:span><text:span text:style-name="T175"> parameter that can be used to introduce different PCIe interfaces for different platforms/architectures or you can provide a Pcie_nvme0 and Pcie_nvme1 component to match that of the Xilinx PCIe Gen3 core in separate files during the build.</text:span></text:p>
      <text:p text:style-name="P190"><text:span text:style-name="T179">We only use the PCIe Gen3 hard block for communicating with the NVMe’s and thus use very little of the blocks features. </text:span>We have disabled m<text:span text:style-name="T179">o</text:span>st of the blocks signal ports to reduce the component’<text:span text:style-name="T179">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18">Device/Port Type</text:p>
          </table:table-cell>
          <table:table-cell table:style-name="Table23.A2" office:value-type="string">
            <text:p text:style-name="P118">Root Port … Complex</text:p>
          </table:table-cell>
          <table:table-cell table:style-name="Table23.C2" office:value-type="string">
            <text:p text:style-name="P118">The PCIe interface behaves as a root port complex</text:p>
          </table:table-cell>
        </table:table-row>
        <table:table-row>
          <table:table-cell table:style-name="Table23.A2" office:value-type="string">
            <text:p text:style-name="P118">Number of Lanes</text:p>
          </table:table-cell>
          <table:table-cell table:style-name="Table23.A2" office:value-type="string">
            <text:p text:style-name="P118">4</text:p>
          </table:table-cell>
          <table:table-cell table:style-name="Table23.C2" office:value-type="string">
            <text:p text:style-name="P118">The number of PCIe lanes used</text:p>
          </table:table-cell>
        </table:table-row>
        <table:table-row>
          <table:table-cell table:style-name="Table23.A2" office:value-type="string">
            <text:p text:style-name="P118">Link Speed</text:p>
          </table:table-cell>
          <table:table-cell table:style-name="Table23.A2" office:value-type="string">
            <text:p text:style-name="P118">8.0 GT/s</text:p>
          </table:table-cell>
          <table:table-cell table:style-name="Table23.C2" office:value-type="string">
            <text:p text:style-name="P118">The Gen3 link speed</text:p>
          </table:table-cell>
        </table:table-row>
        <table:table-row>
          <table:table-cell table:style-name="Table23.A2" office:value-type="string">
            <text:p text:style-name="P118">AXI-ST Interface width</text:p>
          </table:table-cell>
          <table:table-cell table:style-name="Table23.A2" office:value-type="string">
            <text:p text:style-name="P118">128 bit</text:p>
          </table:table-cell>
          <table:table-cell table:style-name="Table23.C2" office:value-type="string">
            <text:p text:style-name="P118">The AXI4-Stream width</text:p>
          </table:table-cell>
        </table:table-row>
        <table:table-row>
          <table:table-cell table:style-name="Table23.A2" office:value-type="string">
            <text:p text:style-name="P118">AXI-ST Interface freq</text:p>
          </table:table-cell>
          <table:table-cell table:style-name="Table23.A2" office:value-type="string">
            <text:p text:style-name="P118">250 MHz</text:p>
          </table:table-cell>
          <table:table-cell table:style-name="Table23.C2" office:value-type="string">
            <text:p text:style-name="P118">The interface clock frequency</text:p>
          </table:table-cell>
        </table:table-row>
        <table:table-row>
          <table:table-cell table:style-name="Table23.A2" office:value-type="string">
            <text:p text:style-name="P118">Core Clock Freq</text:p>
          </table:table-cell>
          <table:table-cell table:style-name="Table23.A2" office:value-type="string">
            <text:p text:style-name="P118">500 MHz</text:p>
          </table:table-cell>
          <table:table-cell table:style-name="Table23.C2" office:value-type="string">
            <text:p text:style-name="P118">The internal core clock frequency</text:p>
          </table:table-cell>
        </table:table-row>
        <table:table-row>
          <table:table-cell table:style-name="Table23.A2" office:value-type="string">
            <text:p text:style-name="P118">Enable Client Tag</text:p>
          </table:table-cell>
          <table:table-cell table:style-name="Table23.A2" office:value-type="string">
            <text:p text:style-name="P118">On</text:p>
          </table:table-cell>
          <table:table-cell table:style-name="Table23.C2" office:value-type="string">
            <text:p text:style-name="P118">The core manages the header tags</text:p>
          </table:table-cell>
        </table:table-row>
        <table:table-row>
          <table:table-cell table:style-name="Table23.A2" office:value-type="string">
            <text:p text:style-name="P118">PF0 Max Payload Size</text:p>
          </table:table-cell>
          <table:table-cell table:style-name="Table23.A2" office:value-type="string">
            <text:p text:style-name="P118">1024 Bytes</text:p>
          </table:table-cell>
          <table:table-cell table:style-name="Table23.C2" office:value-type="string">
            <text:p text:style-name="P118">Could be less as NVMe’s often only support up to 256 Bytes. <text:span text:style-name="T179">We are only using 128 Bytes at the moment.</text:span></text:p>
          </table:table-cell>
        </table:table-row>
        <table:table-row>
          <table:table-cell table:style-name="Table23.A2" office:value-type="string">
            <text:p text:style-name="P118">PF0 Interrupt Pin</text:p>
          </table:table-cell>
          <table:table-cell table:style-name="Table23.A2" office:value-type="string">
            <text:p text:style-name="P118">None</text:p>
          </table:table-cell>
          <table:table-cell table:style-name="Table23.C2" office:value-type="string">
            <text:p text:style-name="P118">No interrupts used</text:p>
          </table:table-cell>
        </table:table-row>
        <table:table-row>
          <table:table-cell table:style-name="Table23.A2" office:value-type="string">
            <text:p text:style-name="P118">Disable GT Channel Constraint</text:p>
          </table:table-cell>
          <table:table-cell table:style-name="Table23.A2" office:value-type="string">
            <text:p text:style-name="P118">True</text:p>
          </table:table-cell>
          <table:table-cell table:style-name="Table23.C2" office:value-type="string">
            <text:p text:style-name="P118">We override the locations of the hard block and transceivers in the overall designs constraint file.</text:p>
          </table:table-cell>
        </table:table-row>
        <table:table-row>
          <table:table-cell table:style-name="Table23.A2" office:value-type="string">
            <text:p text:style-name="P118">Interface Parameters</text:p>
          </table:table-cell>
          <table:table-cell table:style-name="Table23.A2" office:value-type="string">
            <text:p text:style-name="P118">All off</text:p>
          </table:table-cell>
          <table:table-cell table:style-name="Table23.C2" office:value-type="string">
            <text:p text:style-name="P118">All the extra interfaces are turned off</text:p>
          </table:table-cell>
        </table:table-row>
      </table:table>
      <text:p text:style-name="P184"/>
      <text:p text:style-name="P184">Note that on the KCU105 evaluation board the PCIe lanes for MGT Quad 227 have lanes 1 and 2 (of 0, 1, 2, 3) swapped around from the expected layout. <text:span text:style-name="T179">We thus override the Xilinx IP wizards local location constraints for these IP blocks and have added them to our main build constraints file.</text:span></text:p>
      <text:h text:style-name="P217" text:outline-level="1"><text:bookmark-start text:name="__RefHeading___Toc3906_242116693"/>Testing the NvmeStorage core<text:bookmark-end text:name="__RefHeading___Toc3906_242116693"/></text:h>
      <text:p text:style-name="P169">The files for the Nvme<text:span text:style-name="T180">S</text:span>torage system provide a test software and FPGA implementation for a Xilinx KCU105 evaluation board and an <text:span text:style-name="T151">AB17-M2FMC </text:span>dual NVMe FMC adapter board installed in a suitable PC running Fedora31 Linux. The<text:span text:style-name="T152"> NvmeStorageDesign manual </text:span>provides details of this setup including the <text:soft-page-break/>hardware configuration needed <text:span text:style-name="T180">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70">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70">The top level Makefile defines <text:span text:style-name="T153">overall build configuration parameters that will be overridden by the parameters in a file named </text:span>Config.mk <text:span text:style-name="T153">if this is present. The two main parameters are the Vivado tools location in VIVADO_PATH and the FPGA bitfile programming target in VIVADO_TARGET.</text:span></text:p>
      <text:p text:style-name="P170">The commands to build the firmware when run form the directory containing the DuneNvme code are:</text:p>
      <text:list xml:id="list3327765867" text:style-name="L2">
        <text:list-item>
          <text:p text:style-name="P242">Change to the vivado directory: “cd vivado”</text:p>
        </text:list-item>
        <text:list-item>
          <text:p text:style-name="P242">Create the <text:span text:style-name="T153">Vivado </text:span>project file: “make project”</text:p>
        </text:list-item>
        <text:list-item>
          <text:p text:style-name="P241">Build the firmware: “make all” or “vivado nvme-test.xpr”</text:p>
        </text:list-item>
        <text:list-item>
          <text:p text:style-name="P240">Program the FPGA “make program”. This assumes the <text:span text:style-name="T154">FPGA’s JTAG USB port is connected to the host and the VIVADO_TARGET parameter is set correctly.</text:span></text:p>
        </text:list-item>
      </text:list>
      <text:h text:style-name="P227" text:outline-level="2"><text:bookmark-start text:name="__RefHeading___Toc9905_1249204197"/>Building the NvmeStorage test <text:span text:style-name="T150">software</text:span><text:bookmark-end text:name="__RefHeading___Toc9905_1249204197"/></text:h>
      <text:p text:style-name="P171">A simple test program along with a simple Linux FPGA access driver is provided for testing the NvmeStorage system. <text:span text:style-name="T155">This is located in the “test” directory. To build the software:</text:span></text:p>
      <text:list xml:id="list3724887873" text:style-name="L3">
        <text:list-item>
          <text:p text:style-name="P243">Change to the test directory: “cd test”</text:p>
        </text:list-item>
        <text:list-item>
          <text:p text:style-name="P244">Build the Linux FPGA driver: “make driver”</text:p>
        </text:list-item>
        <text:list-item>
          <text:p text:style-name="P244">Build the test program: “make”</text:p>
        </text:list-item>
      </text:list>
      <text:h text:style-name="Heading_20_2" text:outline-level="2"><text:bookmark-start text:name="__RefHeading___Toc9907_1249204197"/>Running the test system<text:bookmark-end text:name="__RefHeading___Toc9907_1249204197"/></text:h>
      <text:p text:style-name="P172">Once the hardware platform is setup, the FPGA bit file built and the software built the system can be tested.</text:p>
      <text:p text:style-name="P172">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72"><text:soft-page-break/>So the process to perform the test from a running Linux system is:</text:p>
      <text:list xml:id="list4200568452" text:style-name="L4">
        <text:list-item>
          <text:p text:style-name="P245">Change to the vivado directory: “cd DuneNvme/vivado”</text:p>
        </text:list-item>
        <text:list-item>
          <text:p text:style-name="P245">Program the FPGA: “make program” or use the Vivado GUI to do this from the host or a remote system”</text:p>
        </text:list-item>
        <text:list-item>
          <text:p text:style-name="P245">Reboot the Linux system when logged in as root: “reboot”</text:p>
        </text:list-item>
        <text:list-item>
          <text:p text:style-name="P245">Change to the test directory: “cd DuneNvme/test”</text:p>
        </text:list-item>
        <text:list-item>
          <text:p text:style-name="P245">Load the FPGA Linux driver as root: “make driver_load”</text:p>
        </text:list-item>
        <text:list-item>
          <text:p text:style-name="P245">Run the test program: “./test_nvme &lt;test name&gt;”</text:p>
        </text:list-item>
      </text:list>
      <text:p text:style-name="P173">The test_nvme program is a simple test program that was used during initial test work and so has lots of extra test code included. It has documentation in the <text:span text:style-name="T171">DuneNvmeStorageTestSoftware manual and in the </text:span>doxygen software documentation area. Some simple commands include:</text:p>
      <text:list xml:id="list1467141716" text:style-name="L5">
        <text:list-item>
          <text:p text:style-name="P246">“test_nvme -<text:span text:style-name="T169">s</text:span> 0 -n 262144 <text:span text:style-name="T169">capture”</text:span>: <text:span text:style-name="T156">Starts processing the FPGA TestData stream writing 1GByte</text:span></text:p>
        </text:list-item>
        <text:list-item>
          <text:p text:style-name="P246">“test_nvme -<text:span text:style-name="T169">s</text:span> 0 -n 10 -o data.<text:span text:style-name="T181">bin</text:span> <text:span text:style-name="T156">read</text:span>”: Reads 10 blocks starting at block 0 into the file data.<text:span text:style-name="T181">bin</text:span> <text:span text:style-name="T170">validating the data blocks contents</text:span></text:p>
        </text:list-item>
      </text:list>
      <text:h text:style-name="Heading_20_1" text:outline-level="1"><text:bookmark-start text:name="__RefHeading___Toc3908_242116693"/>NVMe Devices<text:bookmark-end text:name="__RefHeading___Toc3908_242116693"/></text:h>
      <text:p text:style-name="P176">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17">512</text:p>
          </table:table-cell>
          <table:table-cell table:style-name="Table22.C2" office:value-type="string">
            <text:p text:style-name="P110">The NVMe's formatted block size</text:p>
          </table:table-cell>
        </table:table-row>
        <table:table-row>
          <table:table-cell table:style-name="Table22.A2" office:value-type="string">
            <text:p text:style-name="Table_20_Contents">NvmeTotalBlocks</text:p>
          </table:table-cell>
          <table:table-cell table:style-name="Table22.A2" office:value-type="string">
            <text:p text:style-name="P109">104857600</text:p>
          </table:table-cell>
          <table:table-cell table:style-name="Table22.C2" office:value-type="string">
            <text:p text:style-name="P110">The total number of 4k blocks availabl<text:span text:style-name="T158">e. This is 400 GBytes so would leave 100 GBytes free in a 250 GByte NVMe.</text:span></text:p>
          </table:table-cell>
        </table:table-row>
        <table:table-row>
          <table:table-cell table:style-name="Table22.A2" office:value-type="string">
            <text:p text:style-name="Table_20_Contents">NvmeDoorbellStride</text:p>
          </table:table-cell>
          <table:table-cell table:style-name="Table22.A2" office:value-type="string">
            <text:p text:style-name="P117">4</text:p>
          </table:table-cell>
          <table:table-cell table:style-name="Table22.C2" office:value-type="string">
            <text:p text:style-name="P110">The doorbell register stride</text:p>
          </table:table-cell>
        </table:table-row>
      </table:table>
      <text:h text:style-name="Heading_20_2" text:outline-level="2"><text:bookmark-start text:name="__RefHeading___Toc6517_3850567172"/>NVMe Write Performance<text:bookmark-end text:name="__RefHeading___Toc6517_3850567172"/></text:h>
      <text:p text:style-name="P177">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82">In the future a single NVMe on a PCIe Gen4 interface could be used.</text:span></text:p>
      <text:h text:style-name="Heading_20_2" text:outline-level="2"><text:bookmark-start text:name="__RefHeading___Toc6519_3850567172"/><text:soft-page-break/>NVMe Write latency<text:bookmark-end text:name="__RefHeading___Toc6519_3850567172"/></text:h>
      <text:p text:style-name="P177">When a write to an NVMe block is made the NVMe controller must find an empty storage area within the SSD that it can write the data to. Generally NVMe’s use a large internal erase block size <text:span text:style-name="T182">(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78">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81">Note that on some NVMe drives, when a block is marked as deallocated it will return 0’s in the block.</text:p>
      <text:p text:style-name="P178">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0">measures the peak write block latency and provides this in a register.</text:span></text:p>
      <text:h text:style-name="P228" text:outline-level="2"><text:bookmark-start text:name="__RefHeading___Toc6433_3850567172"/>NVMe Drive Lifetime<text:bookmark-end text:name="__RefHeading___Toc6433_3850567172"/></text:h>
      <text:p text:style-name="P180">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80">For a typical commodity <text:span text:style-name="T162">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2618480035" text:style-name="L6">
        <text:list-item>
          <text:p text:style-name="P247">One data chunk per day = <text:span text:style-name="T163">16</text:span> Years.</text:p>
        </text:list-item>
        <text:list-item>
          <text:p text:style-name="P247">One data chunk an hour = <text:span text:style-name="T163">250 days</text:span></text:p>
        </text:list-item>
        <text:list-item>
          <text:p text:style-name="P248">Continuous data storage =<text:span text:style-name="T163">6</text:span> days</text:p>
        </text:list-item>
      </text:list>
      <text:p text:style-name="P179">If instead <text:span text:style-name="T163">256 G</text:span>Byte NVMe’s are used <text:span text:style-name="T161">(</text:span>so that <text:span text:style-name="T163">2</text:span> <text:span text:style-name="T161">x </text:span>200 GByte data chunks can be stored) then the NVMe lifetime would be <text:span text:style-name="T163">haved from that above</text:span>.</text:p>
      <text:p text:style-name="P179">If instead 1T Byte NVMe’s are used (so that 8 x 200 GByte data chunks can be stored) then the NVMe lifetime would be doubled from that above.</text:p>
      <text:p text:style-name="P181">As the drives wear out blocks will become unavailable. To extend the lifetime and reduce larger latencies later in life restricting the total number of blocks used on a drive is likely to be beneficial. So say writing just 2 x 200 GByte areas on a 500 GByte drive thus reserving 100 GByte. We assume here that the drive <text:soft-page-break/>will use all of the blocks available. Note that the reserved block area should be marked as unused (deallocated/trimmed) which we presume they are from new.</text:p>
      <text:h text:style-name="P229" text:outline-level="2"><text:bookmark-start text:name="__RefHeading___Toc6521_3850567172"/>NVMe <text:span text:style-name="T157">D</text:span>evices <text:span text:style-name="T157">U</text:span>sed<text:bookmark-end text:name="__RefHeading___Toc6521_3850567172"/></text:h>
      <text:p text:style-name="P120">The NVMe devices used during the development and testing were <text:span text:style-name="T27">(all 500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91">Version</text:p>
          </table:table-cell>
          <table:table-cell table:style-name="Table2.A1" office:value-type="string">
            <text:p text:style-name="P192">Endurance</text:p>
          </table:table-cell>
          <table:table-cell table:style-name="Table2.E1" office:value-type="string">
            <text:p text:style-name="Table_20_Heading">Note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5">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4">256</text:span> Bytes</text:p>
            <text:p text:style-name="P85">PcieCapabilities: 0x<text:span text:style-name="T74">8</text:span>0</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1">Seagate</text:p>
          </table:table-cell>
          <table:table-cell table:style-name="Table2.A2" office:value-type="string">
            <text:p text:style-name="P16">FireCuda 520, <text:span text:style-name="T145">1TByte</text:span></text:p>
          </table:table-cell>
          <table:table-cell table:style-name="Table2.A2" office:value-type="string">
            <text:p text:style-name="P22">Gen4,<text:span text:style-name="T26">1.3</text:span></text:p>
          </table:table-cell>
          <table:table-cell table:style-name="Table2.A2" office:value-type="string">
            <text:p text:style-name="P111">1800 <text:span text:style-name="T146">TB</text:span></text:p>
          </table:table-cell>
          <table:table-cell table:style-name="Table2.E2" office:value-type="string">
            <text:p text:style-name="P32"><text:span text:style-name="T145">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2">Intel</text:p>
          </table:table-cell>
          <table:table-cell table:style-name="Table2.A2" office:value-type="string">
            <text:p text:style-name="P112">Optane SS<text:span text:style-name="T147">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20"/>
      <text:p text:style-name="P121"><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P218" text:outline-level="1"><text:bookmark-start text:name="__RefHeading___Toc3910_242116693"/><text:span text:style-name="T183">Performance Figures</text:span><text:bookmark-end text:name="__RefHeading___Toc3910_242116693"/></text:h>
      <text:p text:style-name="P250"><text:span text:style-name="T183">These tests were carried out using two Seagate FireCuda 520, 500 GByte NVMe drives fitted to an Xilinx KCU104 FPGA board. The NvmeStorage firmware and test software was the pre-release 0.9.1 version </text:span>and carried out on 2020-06-10 with GitId: 1b990e2f4d9b4ec740116b3fc35c4d1e5b360a03.</text:p>
      <text:p text:style-name="P251">Data capture and write performance writing 200 GBytes to a deallocated NVMe device. <text:span text:style-name="T187">The drives have first had all blocks deallocated and the NVMe’s left for 5 minutes to completely complete erasing of the blocks. So this gives the fastest possible capture and write performance.</text:span></text:p>
      <text:p text:style-name="P231">Write FPGA data stream to Nvme devices. nvme: 2 startBlock: 0x00000000 numBlocks: 52428800</text:p>
      <text:p text:style-name="P231">20:38:38.282: StartBlock: <text:s text:c="7"/>0, DataRate: 4530.139 MBytes/s, PeakLatancy: <text:s text:c="3"/>10535 us</text:p>
      <text:p text:style-name="P231">20:39:41.226: StartBlock: 52428800, DataRate: 4582.337 MBytes/s, PeakLatancy: <text:s text:c="4"/>3764 us</text:p>
      <text:h text:style-name="Heading_20_2" text:outline-level="2"><text:soft-page-break/>Nvme Deallocation Performance</text:h>
      <text:p text:style-name="P250"><text:span text:style-name="T183">The NVMe block deallocation/trim command takes very little time to operate and return its status. However, it takes significantly longer for the NVMe drive to actually erase these deallocated blocks and block erasure is necessary for a high sequential write performance. The </text:span>following are the results of a simple test program: test_deallocate.sh that <text:span text:style-name="T183">simulates the NVMe usage in the Dune system. What this does is:</text:span></text:p>
      <text:list xml:id="list2357367753" text:style-name="L8">
        <text:list-item>
          <text:p text:style-name="P252">Initially capture and write data to 800GBytes of the total 900 GBytes available on both of the the NVMe drives combined. <text:span text:style-name="T185">This fills the drives with data.</text:span></text:p>
        </text:list-item>
        <text:list-item>
          <text:p text:style-name="P253">Run a loop with an after trim delay set to 60 seconds. This loop will:</text:p>
        </text:list-item>
      </text:list>
      <text:list xml:id="list3759149877" text:style-name="L12">
        <text:list-item>
          <text:list>
            <text:list-item>
              <text:p text:style-name="P255">Trim the first 200GByte area</text:p>
            </text:list-item>
            <text:list-item>
              <text:p text:style-name="P255">Sleep for the delay time</text:p>
            </text:list-item>
            <text:list-item>
              <text:p text:style-name="P255">Capture and write 200 GBytes into the first 200 GBy<text:span text:style-name="T186">t</text:span>e area</text:p>
            </text:list-item>
            <text:list-item>
              <text:p text:style-name="P256"><text:span text:style-name="T185">Trim the second 200GByte area</text:span></text:p>
            </text:list-item>
            <text:list-item>
              <text:p text:style-name="P255">Sleep for the delay time</text:p>
            </text:list-item>
            <text:list-item>
              <text:p text:style-name="P255">Capture and write 200 GBytes into the second 200 GByte area</text:p>
            </text:list-item>
          </text:list>
        </text:list-item>
      </text:list>
      <text:list xml:id="list174208552039109" text:continue-list="list2357367753" text:style-name="L8">
        <text:list-item>
          <text:p text:style-name="P253">Repeat the loop increasing the delay by 10 seconds each time.</text:p>
        </text:list-item>
      </text:list>
      <text:p text:style-name="P254">Output from this processing is given below. It showed that with this expected usage and these particular NVMe drives you needed to wait about 2 minutes for the NVMe to erase 200 GBytes of storage. <text:span text:style-name="T188">Note that this is with the two 500 GByte drives filled. If 500 GByte drives were used in the Dune system the dual NVMe drives could store 4 x 200 GByte data chunks or 2 x 200 GByte data chunks leaving over half of the drives free for free storage blocks.</text:span></text:p>
      <text:p text:style-name="P230"><text:span text:style-name="T184">Test for NVMe drive deallocate time.</text:span></text:p>
      <text:p text:style-name="P230"><text:span text:style-name="T184">Total drive blocks: 235929600 Capture Blocks: 52428800 </text:span><text:line-break/><text:line-break/>Test cycle with deallocate delay set to: 60 <text:line-break/>Deallocate at 0 <text:line-break/>Run Capture at block: 0 <text:line-break/>Rate: 4546.474 <text:line-break/><text:line-break/>Deallocate at 52428800 <text:line-break/>Run Capture at block: 52428800 <text:line-break/>Rate: 4644.679 <text:line-break/><text:line-break/>Test cycle with deallocate delay set to: 70 <text:line-break/>Deallocate at 0 <text:line-break/>Run Capture at block: 0 <text:line-break/>Rate: 2778.900 <text:line-break/>Error rate was 2778.900 <text:line-break/><text:line-break/>Deallocate at 52428800 <text:line-break/>Run Capture at block: 52428800 <text:line-break/>Rate: 4492.565 <text:line-break/><text:line-break/>Test cycle with deallocate delay set to: 80 <text:line-break/><text:soft-page-break/>Deallocate at 0 <text:line-break/>Run Capture at block: 0 <text:line-break/>Rate: 2980.440 <text:line-break/>Error rate was 2980.440 <text:line-break/><text:line-break/>Deallocate at 52428800 <text:line-break/>Run Capture at block: 52428800 <text:line-break/>Rate: 4460.737 <text:line-break/><text:line-break/>Test cycle with deallocate delay set to: 90 <text:line-break/>Deallocate at 0 <text:line-break/>Run Capture at block: 0 <text:line-break/>Rate: 3401.359 <text:line-break/>Error rate was 3401.359 <text:line-break/><text:line-break/>Deallocate at 52428800 <text:line-break/>Run Capture at block: 52428800 <text:line-break/>Rate: 4477.250 <text:line-break/><text:line-break/>Test cycle with deallocate delay set to: 100 <text:line-break/>Deallocate at 0 <text:line-break/>Run Capture at block: 0 <text:line-break/>Rate: 4046.544 <text:line-break/><text:line-break/>Deallocate at 52428800 <text:line-break/>Run Capture at block: 52428800 <text:line-break/>Rate: 4419.297 <text:line-break/><text:line-break/>Test cycle with deallocate delay set to: 110 <text:line-break/>Deallocate at 0 <text:line-break/>Run Capture at block: 0 <text:line-break/>Rate: 4475.195 <text:line-break/><text:line-break/>Deallocate at 52428800 <text:line-break/>Run Capture at block: 52428800 <text:line-break/>Rate: 4536.335 <text:line-break/><text:line-break/>Test cycle with deallocate delay set to: 120 <text:line-break/>Deallocate at 0 <text:line-break/>Run Capture at block: 0 <text:line-break/>Rate: 4435.332 <text:line-break/><text:line-break/>Deallocate at 52428800 <text:line-break/>Run Capture at block: 52428800 <text:line-break/>Rate: 4563.304<text:line-break/><text:line-break/></text:p>
      <text:h text:style-name="P218" text:outline-level="1">Notes</text:h>
      <text:list xml:id="list1931941296" text:style-name="L7">
        <text:list-item>
          <text:p text:style-name="P249">When running at full data rate these device could use around 25 Watt’s of heat, so cooling systems might need to be implemented. <text:span text:style-name="T164">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3</text:page-number></text:span><text:span text:style-name="MT1"><text:s/>of </text:span><text:span text:style-name="MT1"><text:page-count>23</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17:42:06.400194825</dc:date>
    <meta:editing-duration>P1DT19H42M29S</meta:editing-duration>
    <meta:editing-cycles>322</meta:editing-cycles>
    <meta:generator>LibreOffice/6.3.6.2$Linux_X86_64 LibreOffice_project/30$Build-2</meta:generator>
    <dc:creator>Terry Barnaby</dc:creator>
    <meta:document-statistic meta:table-count="23" meta:image-count="0" meta:object-count="3" meta:page-count="23" meta:paragraph-count="786" meta:word-count="7873" meta:character-count="45845" meta:non-whitespace-character-count="3872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